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ld London" svg:font-family="'Old London'" style:font-adornments="Regular" style:font-pitch="variable"/>
    <style:font-face style:name="Times VR" svg:font-family="'Times VR'" style:font-adornments="Regular" style:font-pitch="variable"/>
    <style:font-face style:name="Times New Roman" svg:font-family="'Times New Roman'" style:font-family-generic="roman" style:font-pitch="variable"/>
    <style:font-face style:name="TimesLT" svg:font-family="TimesLT"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3.6347in" style:page-number="0" table:align="margins" fo:keep-with-next="always"/>
    </style:style>
    <style:style style:name="Table1.A" style:family="table-column">
      <style:table-column-properties style:column-width="1.7417in" style:rel-column-width="31402*"/>
    </style:style>
    <style:style style:name="Table1.B" style:family="table-column">
      <style:table-column-properties style:column-width="1.8931in" style:rel-column-width="34133*"/>
    </style:style>
    <style:style style:name="Table1.A1" style:family="table-cell">
      <style:table-cell-properties fo:background-color="transparent" fo:padding-left="0in" fo:padding-right="0.0403in" fo:padding-top="0in" fo:padding-bottom="0in" fo:border="none">
        <style:background-image/>
      </style:table-cell-properties>
    </style:style>
    <style:style style:name="Table1.B1" style:family="table-cell">
      <style:table-cell-properties fo:background-color="transparent" fo:padding-left="0.0403in" fo:padding-right="0in" fo:padding-top="0in" fo:padding-bottom="0in" fo:border="none">
        <style:background-image/>
      </style:table-cell-properties>
    </style:style>
    <style:style style:name="Table2" style:family="table" style:master-page-name="">
      <style:table-properties style:width="3.6347in" style:page-number="0" table:align="margins"/>
    </style:style>
    <style:style style:name="Table2.A" style:family="table-column">
      <style:table-column-properties style:column-width="1.7417in" style:rel-column-width="31402*"/>
    </style:style>
    <style:style style:name="Table2.B" style:family="table-column">
      <style:table-column-properties style:column-width="1.8931in" style:rel-column-width="34133*"/>
    </style:style>
    <style:style style:name="Table2.A1" style:family="table-cell">
      <style:table-cell-properties fo:background-color="transparent" fo:padding-left="0in" fo:padding-right="0.0403in" fo:padding-top="0in" fo:padding-bottom="0in" fo:border="none">
        <style:background-image/>
      </style:table-cell-properties>
    </style:style>
    <style:style style:name="Table2.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3" style:family="table" style:master-page-name="">
      <style:table-properties style:width="3.6347in" style:page-number="0" table:align="margins"/>
    </style:style>
    <style:style style:name="Table3.A" style:family="table-column">
      <style:table-column-properties style:column-width="1.7417in" style:rel-column-width="31402*"/>
    </style:style>
    <style:style style:name="Table3.B" style:family="table-column">
      <style:table-column-properties style:column-width="1.8931in" style:rel-column-width="34133*"/>
    </style:style>
    <style:style style:name="Table3.A1" style:family="table-cell">
      <style:table-cell-properties fo:background-color="transparent" fo:padding-left="0in" fo:padding-right="0.0403in" fo:padding-top="0in" fo:padding-bottom="0in" fo:border="none">
        <style:background-image/>
      </style:table-cell-properties>
    </style:style>
    <style:style style:name="Table3.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4" style:family="table" style:master-page-name="">
      <style:table-properties style:width="3.6347in" style:page-number="0" table:align="margins"/>
    </style:style>
    <style:style style:name="Table4.A" style:family="table-column">
      <style:table-column-properties style:column-width="1.7417in" style:rel-column-width="31402*"/>
    </style:style>
    <style:style style:name="Table4.B" style:family="table-column">
      <style:table-column-properties style:column-width="1.8931in" style:rel-column-width="34133*"/>
    </style:style>
    <style:style style:name="Table4.A1" style:family="table-cell">
      <style:table-cell-properties fo:background-color="transparent" fo:padding-left="0in" fo:padding-right="0.0403in" fo:padding-top="0in" fo:padding-bottom="0in" fo:border="none">
        <style:background-image/>
      </style:table-cell-properties>
    </style:style>
    <style:style style:name="Table4.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5" style:family="table" style:master-page-name="">
      <style:table-properties style:width="3.6347in" style:page-number="0" table:align="margins" fo:keep-with-next="always"/>
    </style:style>
    <style:style style:name="Table5.A" style:family="table-column">
      <style:table-column-properties style:column-width="1.7417in" style:rel-column-width="31402*"/>
    </style:style>
    <style:style style:name="Table5.B" style:family="table-column">
      <style:table-column-properties style:column-width="1.8931in" style:rel-column-width="34133*"/>
    </style:style>
    <style:style style:name="Table5.A1" style:family="table-cell">
      <style:table-cell-properties fo:background-color="transparent" fo:padding-left="0in" fo:padding-right="0.0403in" fo:padding-top="0in" fo:padding-bottom="0in" fo:border="none">
        <style:background-image/>
      </style:table-cell-properties>
    </style:style>
    <style:style style:name="Table5.B1" style:family="table-cell">
      <style:table-cell-properties fo:background-color="transparent" fo:padding-left="0.0403in" fo:padding-right="0in" fo:padding-top="0in" fo:padding-bottom="0in" fo:border="none">
        <style:background-image/>
      </style:table-cell-properties>
    </style:style>
    <style:style style:name="Table6" style:family="table" style:master-page-name="">
      <style:table-properties style:width="3.6347in" style:page-number="0" table:align="margins"/>
    </style:style>
    <style:style style:name="Table6.A" style:family="table-column">
      <style:table-column-properties style:column-width="1.7417in" style:rel-column-width="31402*"/>
    </style:style>
    <style:style style:name="Table6.B" style:family="table-column">
      <style:table-column-properties style:column-width="1.8931in" style:rel-column-width="34133*"/>
    </style:style>
    <style:style style:name="Table6.A1" style:family="table-cell">
      <style:table-cell-properties fo:background-color="transparent" fo:padding-left="0in" fo:padding-right="0.0403in" fo:padding-top="0in" fo:padding-bottom="0in" fo:border="none">
        <style:background-image/>
      </style:table-cell-properties>
    </style:style>
    <style:style style:name="Table6.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7" style:family="table" style:master-page-name="">
      <style:table-properties style:width="3.6347in" style:page-number="0" table:align="margins"/>
    </style:style>
    <style:style style:name="Table7.A" style:family="table-column">
      <style:table-column-properties style:column-width="1.7417in" style:rel-column-width="31402*"/>
    </style:style>
    <style:style style:name="Table7.B" style:family="table-column">
      <style:table-column-properties style:column-width="1.8931in" style:rel-column-width="34133*"/>
    </style:style>
    <style:style style:name="Table7.A1" style:family="table-cell">
      <style:table-cell-properties fo:background-color="transparent" fo:padding-left="0in" fo:padding-right="0.0403in" fo:padding-top="0in" fo:padding-bottom="0in" fo:border="none">
        <style:background-image/>
      </style:table-cell-properties>
    </style:style>
    <style:style style:name="Table7.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8" style:family="table" style:master-page-name="">
      <style:table-properties style:width="3.6347in" style:page-number="0" table:align="margins"/>
    </style:style>
    <style:style style:name="Table8.A" style:family="table-column">
      <style:table-column-properties style:column-width="1.7417in" style:rel-column-width="31402*"/>
    </style:style>
    <style:style style:name="Table8.B" style:family="table-column">
      <style:table-column-properties style:column-width="1.8931in" style:rel-column-width="34133*"/>
    </style:style>
    <style:style style:name="Table8.A1" style:family="table-cell">
      <style:table-cell-properties fo:background-color="transparent" fo:padding-left="0in" fo:padding-right="0.0403in" fo:padding-top="0in" fo:padding-bottom="0in" fo:border="none">
        <style:background-image/>
      </style:table-cell-properties>
    </style:style>
    <style:style style:name="Table8.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9" style:family="table" style:master-page-name="">
      <style:table-properties style:width="3.6347in" style:page-number="0" table:align="margins" fo:keep-with-next="always"/>
    </style:style>
    <style:style style:name="Table9.A" style:family="table-column">
      <style:table-column-properties style:column-width="1.7417in" style:rel-column-width="31402*"/>
    </style:style>
    <style:style style:name="Table9.B" style:family="table-column">
      <style:table-column-properties style:column-width="1.8931in" style:rel-column-width="34133*"/>
    </style:style>
    <style:style style:name="Table9.A1" style:family="table-cell">
      <style:table-cell-properties fo:background-color="transparent" fo:padding-left="0in" fo:padding-right="0.0403in" fo:padding-top="0in" fo:padding-bottom="0in" fo:border="none">
        <style:background-image/>
      </style:table-cell-properties>
    </style:style>
    <style:style style:name="Table9.B1" style:family="table-cell">
      <style:table-cell-properties fo:background-color="transparent" fo:padding-left="0.0403in" fo:padding-right="0in" fo:padding-top="0in" fo:padding-bottom="0in" fo:border="none">
        <style:background-image/>
      </style:table-cell-properties>
    </style:style>
    <style:style style:name="Table10" style:family="table" style:master-page-name="">
      <style:table-properties style:width="3.6347in" style:page-number="0" table:align="margins"/>
    </style:style>
    <style:style style:name="Table10.A" style:family="table-column">
      <style:table-column-properties style:column-width="1.7417in" style:rel-column-width="31402*"/>
    </style:style>
    <style:style style:name="Table10.B" style:family="table-column">
      <style:table-column-properties style:column-width="1.8931in" style:rel-column-width="34133*"/>
    </style:style>
    <style:style style:name="Table10.A1" style:family="table-cell">
      <style:table-cell-properties fo:background-color="transparent" fo:padding-left="0in" fo:padding-right="0.0403in" fo:padding-top="0in" fo:padding-bottom="0in" fo:border="none">
        <style:background-image/>
      </style:table-cell-properties>
    </style:style>
    <style:style style:name="Table10.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11" style:family="table" style:master-page-name="">
      <style:table-properties style:width="3.6347in" style:page-number="0" table:align="margins"/>
    </style:style>
    <style:style style:name="Table11.A" style:family="table-column">
      <style:table-column-properties style:column-width="1.7417in" style:rel-column-width="31402*"/>
    </style:style>
    <style:style style:name="Table11.B" style:family="table-column">
      <style:table-column-properties style:column-width="1.8931in" style:rel-column-width="34133*"/>
    </style:style>
    <style:style style:name="Table11.A1" style:family="table-cell">
      <style:table-cell-properties fo:background-color="transparent" fo:padding-left="0in" fo:padding-right="0.0403in" fo:padding-top="0in" fo:padding-bottom="0in" fo:border="none">
        <style:background-image/>
      </style:table-cell-properties>
    </style:style>
    <style:style style:name="Table11.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12" style:family="table" style:master-page-name="">
      <style:table-properties style:width="3.6347in" style:page-number="0" table:align="margins"/>
    </style:style>
    <style:style style:name="Table12.A" style:family="table-column">
      <style:table-column-properties style:column-width="1.7417in" style:rel-column-width="31402*"/>
    </style:style>
    <style:style style:name="Table12.B" style:family="table-column">
      <style:table-column-properties style:column-width="1.8931in" style:rel-column-width="34133*"/>
    </style:style>
    <style:style style:name="Table12.A1" style:family="table-cell">
      <style:table-cell-properties fo:background-color="transparent" fo:padding-left="0in" fo:padding-right="0.0403in" fo:padding-top="0in" fo:padding-bottom="0in" fo:border="none">
        <style:background-image/>
      </style:table-cell-properties>
    </style:style>
    <style:style style:name="Table12.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13" style:family="table" style:master-page-name="">
      <style:table-properties style:width="3.6347in" style:page-number="0" table:align="margins" fo:keep-with-next="always"/>
    </style:style>
    <style:style style:name="Table13.A" style:family="table-column">
      <style:table-column-properties style:column-width="1.7417in" style:rel-column-width="31402*"/>
    </style:style>
    <style:style style:name="Table13.B" style:family="table-column">
      <style:table-column-properties style:column-width="1.8931in" style:rel-column-width="34133*"/>
    </style:style>
    <style:style style:name="Table13.A1" style:family="table-cell">
      <style:table-cell-properties fo:background-color="transparent" fo:padding-left="0in" fo:padding-right="0.0403in" fo:padding-top="0in" fo:padding-bottom="0in" fo:border="none">
        <style:background-image/>
      </style:table-cell-properties>
    </style:style>
    <style:style style:name="Table13.B1" style:family="table-cell">
      <style:table-cell-properties fo:background-color="transparent" fo:padding-left="0.0403in" fo:padding-right="0in" fo:padding-top="0in" fo:padding-bottom="0in" fo:border="none">
        <style:background-image/>
      </style:table-cell-properties>
    </style:style>
    <style:style style:name="Table14" style:family="table" style:master-page-name="">
      <style:table-properties style:width="3.6347in" style:page-number="0" table:align="margins"/>
    </style:style>
    <style:style style:name="Table14.A" style:family="table-column">
      <style:table-column-properties style:column-width="1.7417in" style:rel-column-width="31402*"/>
    </style:style>
    <style:style style:name="Table14.B" style:family="table-column">
      <style:table-column-properties style:column-width="1.8931in" style:rel-column-width="34133*"/>
    </style:style>
    <style:style style:name="Table14.A1" style:family="table-cell">
      <style:table-cell-properties fo:background-color="transparent" fo:padding-left="0in" fo:padding-right="0.0403in" fo:padding-top="0in" fo:padding-bottom="0in" fo:border="none">
        <style:background-image/>
      </style:table-cell-properties>
    </style:style>
    <style:style style:name="Table14.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15" style:family="table" style:master-page-name="">
      <style:table-properties style:width="3.6347in" style:page-number="0" table:align="margins"/>
    </style:style>
    <style:style style:name="Table15.A" style:family="table-column">
      <style:table-column-properties style:column-width="1.7417in" style:rel-column-width="31402*"/>
    </style:style>
    <style:style style:name="Table15.B" style:family="table-column">
      <style:table-column-properties style:column-width="1.8931in" style:rel-column-width="34133*"/>
    </style:style>
    <style:style style:name="Table15.A1" style:family="table-cell">
      <style:table-cell-properties fo:background-color="transparent" fo:padding-left="0in" fo:padding-right="0.0403in" fo:padding-top="0in" fo:padding-bottom="0in" fo:border="none">
        <style:background-image/>
      </style:table-cell-properties>
    </style:style>
    <style:style style:name="Table15.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16" style:family="table" style:master-page-name="">
      <style:table-properties style:width="3.6347in" style:page-number="0" table:align="margins"/>
    </style:style>
    <style:style style:name="Table16.A" style:family="table-column">
      <style:table-column-properties style:column-width="1.7417in" style:rel-column-width="31402*"/>
    </style:style>
    <style:style style:name="Table16.B" style:family="table-column">
      <style:table-column-properties style:column-width="1.8931in" style:rel-column-width="34133*"/>
    </style:style>
    <style:style style:name="Table16.A1" style:family="table-cell">
      <style:table-cell-properties fo:background-color="transparent" fo:padding-left="0in" fo:padding-right="0.0403in" fo:padding-top="0in" fo:padding-bottom="0in" fo:border="none">
        <style:background-image/>
      </style:table-cell-properties>
    </style:style>
    <style:style style:name="Table16.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17" style:family="table" style:master-page-name="">
      <style:table-properties style:width="3.6347in" style:page-number="0" table:align="margins" fo:keep-with-next="always"/>
    </style:style>
    <style:style style:name="Table17.A" style:family="table-column">
      <style:table-column-properties style:column-width="1.7417in" style:rel-column-width="31402*"/>
    </style:style>
    <style:style style:name="Table17.B" style:family="table-column">
      <style:table-column-properties style:column-width="1.8931in" style:rel-column-width="34133*"/>
    </style:style>
    <style:style style:name="Table17.A1" style:family="table-cell">
      <style:table-cell-properties fo:background-color="transparent" fo:padding-left="0in" fo:padding-right="0.0403in" fo:padding-top="0in" fo:padding-bottom="0in" fo:border="none">
        <style:background-image/>
      </style:table-cell-properties>
    </style:style>
    <style:style style:name="Table17.B1" style:family="table-cell">
      <style:table-cell-properties fo:background-color="transparent" fo:padding-left="0.0403in" fo:padding-right="0in" fo:padding-top="0in" fo:padding-bottom="0in" fo:border="none">
        <style:background-image/>
      </style:table-cell-properties>
    </style:style>
    <style:style style:name="Table18" style:family="table" style:master-page-name="">
      <style:table-properties style:width="3.6347in" style:page-number="0" table:align="margins"/>
    </style:style>
    <style:style style:name="Table18.A" style:family="table-column">
      <style:table-column-properties style:column-width="1.7417in" style:rel-column-width="31402*"/>
    </style:style>
    <style:style style:name="Table18.B" style:family="table-column">
      <style:table-column-properties style:column-width="1.8931in" style:rel-column-width="34133*"/>
    </style:style>
    <style:style style:name="Table18.A1" style:family="table-cell">
      <style:table-cell-properties fo:background-color="transparent" fo:padding-left="0in" fo:padding-right="0.0403in" fo:padding-top="0in" fo:padding-bottom="0in" fo:border="none">
        <style:background-image/>
      </style:table-cell-properties>
    </style:style>
    <style:style style:name="Table18.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19" style:family="table" style:master-page-name="">
      <style:table-properties style:width="3.6347in" style:page-number="0" table:align="margins"/>
    </style:style>
    <style:style style:name="Table19.A" style:family="table-column">
      <style:table-column-properties style:column-width="1.7417in" style:rel-column-width="31402*"/>
    </style:style>
    <style:style style:name="Table19.B" style:family="table-column">
      <style:table-column-properties style:column-width="1.8931in" style:rel-column-width="34133*"/>
    </style:style>
    <style:style style:name="Table19.A1" style:family="table-cell">
      <style:table-cell-properties fo:background-color="transparent" fo:padding-left="0in" fo:padding-right="0.0403in" fo:padding-top="0in" fo:padding-bottom="0in" fo:border="none">
        <style:background-image/>
      </style:table-cell-properties>
    </style:style>
    <style:style style:name="Table19.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20" style:family="table" style:master-page-name="">
      <style:table-properties style:width="3.6347in" style:page-number="0" table:align="margins"/>
    </style:style>
    <style:style style:name="Table20.A" style:family="table-column">
      <style:table-column-properties style:column-width="1.7417in" style:rel-column-width="31402*"/>
    </style:style>
    <style:style style:name="Table20.B" style:family="table-column">
      <style:table-column-properties style:column-width="1.8931in" style:rel-column-width="34133*"/>
    </style:style>
    <style:style style:name="Table20.A1" style:family="table-cell">
      <style:table-cell-properties fo:background-color="transparent" fo:padding-left="0in" fo:padding-right="0.0403in" fo:padding-top="0in" fo:padding-bottom="0in" fo:border="none">
        <style:background-image/>
      </style:table-cell-properties>
    </style:style>
    <style:style style:name="Table20.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21" style:family="table" style:master-page-name="">
      <style:table-properties style:width="3.6347in" style:page-number="0" table:align="margins" fo:keep-with-next="always"/>
    </style:style>
    <style:style style:name="Table21.A" style:family="table-column">
      <style:table-column-properties style:column-width="1.7417in" style:rel-column-width="31402*"/>
    </style:style>
    <style:style style:name="Table21.B" style:family="table-column">
      <style:table-column-properties style:column-width="1.8931in" style:rel-column-width="34133*"/>
    </style:style>
    <style:style style:name="Table21.A1" style:family="table-cell">
      <style:table-cell-properties fo:background-color="transparent" fo:padding-left="0in" fo:padding-right="0.0403in" fo:padding-top="0in" fo:padding-bottom="0in" fo:border="none">
        <style:background-image/>
      </style:table-cell-properties>
    </style:style>
    <style:style style:name="Table21.B1" style:family="table-cell">
      <style:table-cell-properties fo:background-color="transparent" fo:padding-left="0.0403in" fo:padding-right="0in" fo:padding-top="0in" fo:padding-bottom="0in" fo:border="none">
        <style:background-image/>
      </style:table-cell-properties>
    </style:style>
    <style:style style:name="Table22" style:family="table" style:master-page-name="">
      <style:table-properties style:width="3.6347in" style:page-number="0" table:align="margins"/>
    </style:style>
    <style:style style:name="Table22.A" style:family="table-column">
      <style:table-column-properties style:column-width="1.7417in" style:rel-column-width="31402*"/>
    </style:style>
    <style:style style:name="Table22.B" style:family="table-column">
      <style:table-column-properties style:column-width="1.8931in" style:rel-column-width="34133*"/>
    </style:style>
    <style:style style:name="Table22.A1" style:family="table-cell">
      <style:table-cell-properties fo:background-color="transparent" fo:padding-left="0in" fo:padding-right="0.0403in" fo:padding-top="0in" fo:padding-bottom="0in" fo:border="none">
        <style:background-image/>
      </style:table-cell-properties>
    </style:style>
    <style:style style:name="Table22.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23" style:family="table" style:master-page-name="">
      <style:table-properties style:width="3.6347in" style:page-number="0" table:align="margins"/>
    </style:style>
    <style:style style:name="Table23.A" style:family="table-column">
      <style:table-column-properties style:column-width="1.7417in" style:rel-column-width="31402*"/>
    </style:style>
    <style:style style:name="Table23.B" style:family="table-column">
      <style:table-column-properties style:column-width="1.8931in" style:rel-column-width="34133*"/>
    </style:style>
    <style:style style:name="Table23.A1" style:family="table-cell">
      <style:table-cell-properties fo:background-color="transparent" fo:padding-left="0in" fo:padding-right="0.0403in" fo:padding-top="0in" fo:padding-bottom="0in" fo:border="none">
        <style:background-image/>
      </style:table-cell-properties>
    </style:style>
    <style:style style:name="Table23.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24" style:family="table" style:master-page-name="">
      <style:table-properties style:width="3.6347in" style:page-number="0" table:align="margins"/>
    </style:style>
    <style:style style:name="Table24.A" style:family="table-column">
      <style:table-column-properties style:column-width="1.7417in" style:rel-column-width="31402*"/>
    </style:style>
    <style:style style:name="Table24.B" style:family="table-column">
      <style:table-column-properties style:column-width="1.8931in" style:rel-column-width="34133*"/>
    </style:style>
    <style:style style:name="Table24.A1" style:family="table-cell">
      <style:table-cell-properties fo:background-color="transparent" fo:padding-left="0in" fo:padding-right="0.0403in" fo:padding-top="0in" fo:padding-bottom="0in" fo:border="none">
        <style:background-image/>
      </style:table-cell-properties>
    </style:style>
    <style:style style:name="Table24.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25" style:family="table" style:master-page-name="">
      <style:table-properties style:width="3.6347in" style:page-number="0" table:align="margins"/>
    </style:style>
    <style:style style:name="Table25.A" style:family="table-column">
      <style:table-column-properties style:column-width="1.7417in" style:rel-column-width="31402*"/>
    </style:style>
    <style:style style:name="Table25.B" style:family="table-column">
      <style:table-column-properties style:column-width="1.8931in" style:rel-column-width="34133*"/>
    </style:style>
    <style:style style:name="Table25.A1" style:family="table-cell">
      <style:table-cell-properties fo:background-color="transparent" fo:padding-left="0in" fo:padding-right="0.0403in" fo:padding-top="0in" fo:padding-bottom="0in" fo:border="none">
        <style:background-image/>
      </style:table-cell-properties>
    </style:style>
    <style:style style:name="Table25.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26" style:family="table" style:master-page-name="">
      <style:table-properties style:width="3.6347in" style:page-number="0" table:align="margins"/>
    </style:style>
    <style:style style:name="Table26.A" style:family="table-column">
      <style:table-column-properties style:column-width="1.7417in" style:rel-column-width="31402*"/>
    </style:style>
    <style:style style:name="Table26.B" style:family="table-column">
      <style:table-column-properties style:column-width="1.8931in" style:rel-column-width="34133*"/>
    </style:style>
    <style:style style:name="Table26.A1" style:family="table-cell">
      <style:table-cell-properties fo:background-color="transparent" fo:padding-left="0in" fo:padding-right="0.0403in" fo:padding-top="0in" fo:padding-bottom="0in" fo:border="none">
        <style:background-image/>
      </style:table-cell-properties>
    </style:style>
    <style:style style:name="Table26.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27" style:family="table" style:master-page-name="">
      <style:table-properties style:width="3.6347in" style:page-number="0" table:align="margins" fo:keep-with-next="always"/>
    </style:style>
    <style:style style:name="Table27.A" style:family="table-column">
      <style:table-column-properties style:column-width="1.7417in" style:rel-column-width="31402*"/>
    </style:style>
    <style:style style:name="Table27.B" style:family="table-column">
      <style:table-column-properties style:column-width="1.8931in" style:rel-column-width="34133*"/>
    </style:style>
    <style:style style:name="Table27.A1" style:family="table-cell">
      <style:table-cell-properties fo:background-color="transparent" fo:padding-left="0in" fo:padding-right="0.0403in" fo:padding-top="0in" fo:padding-bottom="0in" fo:border="none">
        <style:background-image/>
      </style:table-cell-properties>
    </style:style>
    <style:style style:name="Table27.B1" style:family="table-cell">
      <style:table-cell-properties fo:background-color="transparent" fo:padding-left="0.0403in" fo:padding-right="0in" fo:padding-top="0in" fo:padding-bottom="0in" fo:border="none">
        <style:background-image/>
      </style:table-cell-properties>
    </style:style>
    <style:style style:name="Table28" style:family="table" style:master-page-name="">
      <style:table-properties style:width="3.6347in" style:page-number="0" table:align="margins"/>
    </style:style>
    <style:style style:name="Table28.A" style:family="table-column">
      <style:table-column-properties style:column-width="1.7417in" style:rel-column-width="31402*"/>
    </style:style>
    <style:style style:name="Table28.B" style:family="table-column">
      <style:table-column-properties style:column-width="1.8931in" style:rel-column-width="34133*"/>
    </style:style>
    <style:style style:name="Table28.A1" style:family="table-cell">
      <style:table-cell-properties fo:background-color="transparent" fo:padding-left="0in" fo:padding-right="0.0403in" fo:padding-top="0in" fo:padding-bottom="0in" fo:border="none">
        <style:background-image/>
      </style:table-cell-properties>
    </style:style>
    <style:style style:name="Table28.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29" style:family="table" style:master-page-name="">
      <style:table-properties style:width="3.6347in" style:page-number="0" table:align="margins"/>
    </style:style>
    <style:style style:name="Table29.A" style:family="table-column">
      <style:table-column-properties style:column-width="1.7417in" style:rel-column-width="31402*"/>
    </style:style>
    <style:style style:name="Table29.B" style:family="table-column">
      <style:table-column-properties style:column-width="1.8931in" style:rel-column-width="34133*"/>
    </style:style>
    <style:style style:name="Table29.A1" style:family="table-cell">
      <style:table-cell-properties fo:background-color="transparent" fo:padding-left="0in" fo:padding-right="0.0403in" fo:padding-top="0in" fo:padding-bottom="0in" fo:border="none">
        <style:background-image/>
      </style:table-cell-properties>
    </style:style>
    <style:style style:name="Table29.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30" style:family="table" style:master-page-name="">
      <style:table-properties style:width="3.6347in" style:page-number="0" table:align="margins"/>
    </style:style>
    <style:style style:name="Table30.A" style:family="table-column">
      <style:table-column-properties style:column-width="1.7417in" style:rel-column-width="31402*"/>
    </style:style>
    <style:style style:name="Table30.B" style:family="table-column">
      <style:table-column-properties style:column-width="1.8931in" style:rel-column-width="34133*"/>
    </style:style>
    <style:style style:name="Table30.A1" style:family="table-cell">
      <style:table-cell-properties fo:background-color="transparent" fo:padding-left="0in" fo:padding-right="0.0403in" fo:padding-top="0in" fo:padding-bottom="0in" fo:border="none">
        <style:background-image/>
      </style:table-cell-properties>
    </style:style>
    <style:style style:name="Table30.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31" style:family="table" style:master-page-name="">
      <style:table-properties style:width="3.6347in" style:page-number="0" table:align="margins" fo:keep-with-next="always"/>
    </style:style>
    <style:style style:name="Table31.A" style:family="table-column">
      <style:table-column-properties style:column-width="1.7417in" style:rel-column-width="31402*"/>
    </style:style>
    <style:style style:name="Table31.B" style:family="table-column">
      <style:table-column-properties style:column-width="1.8931in" style:rel-column-width="34133*"/>
    </style:style>
    <style:style style:name="Table31.A1" style:family="table-cell">
      <style:table-cell-properties fo:background-color="transparent" fo:padding-left="0in" fo:padding-right="0.0403in" fo:padding-top="0in" fo:padding-bottom="0in" fo:border="none">
        <style:background-image/>
      </style:table-cell-properties>
    </style:style>
    <style:style style:name="Table31.B1" style:family="table-cell">
      <style:table-cell-properties fo:background-color="transparent" fo:padding-left="0.0403in" fo:padding-right="0in" fo:padding-top="0in" fo:padding-bottom="0in" fo:border="none">
        <style:background-image/>
      </style:table-cell-properties>
    </style:style>
    <style:style style:name="Table32" style:family="table" style:master-page-name="">
      <style:table-properties style:width="3.6347in" style:page-number="0" table:align="margins"/>
    </style:style>
    <style:style style:name="Table32.A" style:family="table-column">
      <style:table-column-properties style:column-width="1.7417in" style:rel-column-width="31402*"/>
    </style:style>
    <style:style style:name="Table32.B" style:family="table-column">
      <style:table-column-properties style:column-width="1.8931in" style:rel-column-width="34133*"/>
    </style:style>
    <style:style style:name="Table32.A1" style:family="table-cell">
      <style:table-cell-properties fo:background-color="transparent" fo:padding-left="0in" fo:padding-right="0.0403in" fo:padding-top="0in" fo:padding-bottom="0in" fo:border="none">
        <style:background-image/>
      </style:table-cell-properties>
    </style:style>
    <style:style style:name="Table32.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33" style:family="table" style:master-page-name="">
      <style:table-properties style:width="3.6347in" style:page-number="0" table:align="margins"/>
    </style:style>
    <style:style style:name="Table33.A" style:family="table-column">
      <style:table-column-properties style:column-width="1.7417in" style:rel-column-width="31402*"/>
    </style:style>
    <style:style style:name="Table33.B" style:family="table-column">
      <style:table-column-properties style:column-width="1.8931in" style:rel-column-width="34133*"/>
    </style:style>
    <style:style style:name="Table33.A1" style:family="table-cell">
      <style:table-cell-properties fo:background-color="transparent" fo:padding-left="0in" fo:padding-right="0.0403in" fo:padding-top="0in" fo:padding-bottom="0in" fo:border="none">
        <style:background-image/>
      </style:table-cell-properties>
    </style:style>
    <style:style style:name="Table33.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34" style:family="table" style:master-page-name="">
      <style:table-properties style:width="3.6347in" style:page-number="0" table:align="margins"/>
    </style:style>
    <style:style style:name="Table34.A" style:family="table-column">
      <style:table-column-properties style:column-width="1.7417in" style:rel-column-width="31402*"/>
    </style:style>
    <style:style style:name="Table34.B" style:family="table-column">
      <style:table-column-properties style:column-width="1.8931in" style:rel-column-width="34133*"/>
    </style:style>
    <style:style style:name="Table34.A1" style:family="table-cell">
      <style:table-cell-properties fo:background-color="transparent" fo:padding-left="0in" fo:padding-right="0.0403in" fo:padding-top="0in" fo:padding-bottom="0in" fo:border="none">
        <style:background-image/>
      </style:table-cell-properties>
    </style:style>
    <style:style style:name="Table34.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35" style:family="table" style:master-page-name="">
      <style:table-properties style:width="3.6347in" style:page-number="0" table:align="margins"/>
    </style:style>
    <style:style style:name="Table35.A" style:family="table-column">
      <style:table-column-properties style:column-width="1.7417in" style:rel-column-width="31402*"/>
    </style:style>
    <style:style style:name="Table35.B" style:family="table-column">
      <style:table-column-properties style:column-width="1.8931in" style:rel-column-width="34133*"/>
    </style:style>
    <style:style style:name="Table35.A1" style:family="table-cell">
      <style:table-cell-properties fo:background-color="transparent" fo:padding-left="0in" fo:padding-right="0.0403in" fo:padding-top="0in" fo:padding-bottom="0in" fo:border="none">
        <style:background-image/>
      </style:table-cell-properties>
    </style:style>
    <style:style style:name="Table35.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36" style:family="table" style:master-page-name="">
      <style:table-properties style:width="3.6347in" style:page-number="0" table:align="margins"/>
    </style:style>
    <style:style style:name="Table36.A" style:family="table-column">
      <style:table-column-properties style:column-width="1.7417in" style:rel-column-width="31402*"/>
    </style:style>
    <style:style style:name="Table36.B" style:family="table-column">
      <style:table-column-properties style:column-width="1.8931in" style:rel-column-width="34133*"/>
    </style:style>
    <style:style style:name="Table36.A1" style:family="table-cell">
      <style:table-cell-properties fo:background-color="transparent" fo:padding-left="0in" fo:padding-right="0.0403in" fo:padding-top="0in" fo:padding-bottom="0in" fo:border="none">
        <style:background-image/>
      </style:table-cell-properties>
    </style:style>
    <style:style style:name="Table36.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37" style:family="table" style:master-page-name="">
      <style:table-properties style:width="3.6347in" style:page-number="0" table:align="margins"/>
    </style:style>
    <style:style style:name="Table37.A" style:family="table-column">
      <style:table-column-properties style:column-width="1.7417in" style:rel-column-width="31402*"/>
    </style:style>
    <style:style style:name="Table37.B" style:family="table-column">
      <style:table-column-properties style:column-width="1.8931in" style:rel-column-width="34133*"/>
    </style:style>
    <style:style style:name="Table37.A1" style:family="table-cell">
      <style:table-cell-properties fo:background-color="transparent" fo:padding-left="0in" fo:padding-right="0.0403in" fo:padding-top="0in" fo:padding-bottom="0in" fo:border="none">
        <style:background-image/>
      </style:table-cell-properties>
    </style:style>
    <style:style style:name="Table37.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38" style:family="table" style:master-page-name="">
      <style:table-properties style:width="3.6347in" style:page-number="0" table:align="margins"/>
    </style:style>
    <style:style style:name="Table38.A" style:family="table-column">
      <style:table-column-properties style:column-width="1.7417in" style:rel-column-width="31402*"/>
    </style:style>
    <style:style style:name="Table38.B" style:family="table-column">
      <style:table-column-properties style:column-width="1.8931in" style:rel-column-width="34133*"/>
    </style:style>
    <style:style style:name="Table38.A1" style:family="table-cell">
      <style:table-cell-properties fo:background-color="transparent" fo:padding-left="0in" fo:padding-right="0.0403in" fo:padding-top="0in" fo:padding-bottom="0in" fo:border="none">
        <style:background-image/>
      </style:table-cell-properties>
    </style:style>
    <style:style style:name="Table38.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39" style:family="table" style:master-page-name="">
      <style:table-properties style:width="3.6347in" style:page-number="0" table:align="margins"/>
    </style:style>
    <style:style style:name="Table39.A" style:family="table-column">
      <style:table-column-properties style:column-width="1.7417in" style:rel-column-width="31402*"/>
    </style:style>
    <style:style style:name="Table39.B" style:family="table-column">
      <style:table-column-properties style:column-width="1.8931in" style:rel-column-width="34133*"/>
    </style:style>
    <style:style style:name="Table39.A1" style:family="table-cell">
      <style:table-cell-properties fo:background-color="transparent" fo:padding-left="0in" fo:padding-right="0.0403in" fo:padding-top="0in" fo:padding-bottom="0in" fo:border="none">
        <style:background-image/>
      </style:table-cell-properties>
    </style:style>
    <style:style style:name="Table39.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40" style:family="table" style:master-page-name="">
      <style:table-properties style:width="3.6347in" style:page-number="0" table:align="margins"/>
    </style:style>
    <style:style style:name="Table40.A" style:family="table-column">
      <style:table-column-properties style:column-width="1.7417in" style:rel-column-width="31402*"/>
    </style:style>
    <style:style style:name="Table40.B" style:family="table-column">
      <style:table-column-properties style:column-width="1.8931in" style:rel-column-width="34133*"/>
    </style:style>
    <style:style style:name="Table40.A1" style:family="table-cell">
      <style:table-cell-properties fo:background-color="transparent" fo:padding-left="0in" fo:padding-right="0.0403in" fo:padding-top="0in" fo:padding-bottom="0in" fo:border="none">
        <style:background-image/>
      </style:table-cell-properties>
    </style:style>
    <style:style style:name="Table40.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41" style:family="table" style:master-page-name="">
      <style:table-properties style:width="3.6347in" style:page-number="0" table:align="margins"/>
    </style:style>
    <style:style style:name="Table41.A" style:family="table-column">
      <style:table-column-properties style:column-width="1.7417in" style:rel-column-width="31402*"/>
    </style:style>
    <style:style style:name="Table41.B" style:family="table-column">
      <style:table-column-properties style:column-width="1.8931in" style:rel-column-width="34133*"/>
    </style:style>
    <style:style style:name="Table41.A1" style:family="table-cell">
      <style:table-cell-properties fo:background-color="transparent" fo:padding-left="0in" fo:padding-right="0.0403in" fo:padding-top="0in" fo:padding-bottom="0in" fo:border="none">
        <style:background-image/>
      </style:table-cell-properties>
    </style:style>
    <style:style style:name="Table41.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42" style:family="table" style:master-page-name="">
      <style:table-properties style:width="3.6347in" style:page-number="0" table:align="margins"/>
    </style:style>
    <style:style style:name="Table42.A" style:family="table-column">
      <style:table-column-properties style:column-width="1.7417in" style:rel-column-width="31402*"/>
    </style:style>
    <style:style style:name="Table42.B" style:family="table-column">
      <style:table-column-properties style:column-width="1.8931in" style:rel-column-width="34133*"/>
    </style:style>
    <style:style style:name="Table42.A1" style:family="table-cell">
      <style:table-cell-properties fo:background-color="transparent" fo:padding-left="0in" fo:padding-right="0.0403in" fo:padding-top="0in" fo:padding-bottom="0in" fo:border="none">
        <style:background-image/>
      </style:table-cell-properties>
    </style:style>
    <style:style style:name="Table42.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43" style:family="table" style:master-page-name="">
      <style:table-properties style:width="3.6347in" style:page-number="0" table:align="margins"/>
    </style:style>
    <style:style style:name="Table43.A" style:family="table-column">
      <style:table-column-properties style:column-width="1.7417in" style:rel-column-width="31402*"/>
    </style:style>
    <style:style style:name="Table43.B" style:family="table-column">
      <style:table-column-properties style:column-width="1.8931in" style:rel-column-width="34133*"/>
    </style:style>
    <style:style style:name="Table43.A1" style:family="table-cell">
      <style:table-cell-properties fo:background-color="transparent" fo:padding-left="0in" fo:padding-right="0.0403in" fo:padding-top="0in" fo:padding-bottom="0in" fo:border="none">
        <style:background-image/>
      </style:table-cell-properties>
    </style:style>
    <style:style style:name="Table43.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44" style:family="table" style:master-page-name="">
      <style:table-properties style:width="3.6347in" style:page-number="0" table:align="margins"/>
    </style:style>
    <style:style style:name="Table44.A" style:family="table-column">
      <style:table-column-properties style:column-width="1.7417in" style:rel-column-width="31402*"/>
    </style:style>
    <style:style style:name="Table44.B" style:family="table-column">
      <style:table-column-properties style:column-width="1.8931in" style:rel-column-width="34133*"/>
    </style:style>
    <style:style style:name="Table44.A1" style:family="table-cell">
      <style:table-cell-properties fo:background-color="transparent" fo:padding-left="0in" fo:padding-right="0.0403in" fo:padding-top="0in" fo:padding-bottom="0in" fo:border="none">
        <style:background-image/>
      </style:table-cell-properties>
    </style:style>
    <style:style style:name="Table44.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Table45" style:family="table" style:master-page-name="">
      <style:table-properties style:width="3.6347in" style:page-number="0" table:align="margins"/>
    </style:style>
    <style:style style:name="Table45.A" style:family="table-column">
      <style:table-column-properties style:column-width="1.7417in" style:rel-column-width="31402*"/>
    </style:style>
    <style:style style:name="Table45.B" style:family="table-column">
      <style:table-column-properties style:column-width="1.8931in" style:rel-column-width="34133*"/>
    </style:style>
    <style:style style:name="Table45.A1" style:family="table-cell">
      <style:table-cell-properties fo:background-color="transparent" fo:padding-left="0in" fo:padding-right="0.0403in" fo:padding-top="0in" fo:padding-bottom="0in" fo:border="none">
        <style:background-image/>
      </style:table-cell-properties>
    </style:style>
    <style:style style:name="Table45.B1" style:family="table-cell">
      <style:table-cell-properties fo:background-color="transparent" fo:padding-left="0.0403in" fo:padding-right="0in" fo:padding-top="0in" fo:padding-bottom="0in" fo:border-left="0.0007in solid #000000" fo:border-right="none" fo:border-top="none" fo:border-bottom="none">
        <style:background-image/>
      </style:table-cell-properties>
    </style:style>
    <style:style style:name="P1" style:family="paragraph" style:parent-style-name="BodyE">
      <style:text-properties fo:language="en" fo:country="US"/>
    </style:style>
    <style:style style:name="P2" style:family="paragraph" style:parent-style-name="BkHidden">
      <style:text-properties fo:language="en" fo:country="US"/>
    </style:style>
    <style:style style:name="P3" style:family="paragraph" style:parent-style-name="HymnE">
      <style:text-properties fo:language="en" fo:country="US"/>
    </style:style>
    <style:style style:name="P4" style:family="paragraph" style:parent-style-name="HymnL">
      <style:text-properties fo:language="en" fo:country="US"/>
    </style:style>
    <style:style style:name="P5" style:family="paragraph" style:parent-style-name="HymnS">
      <style:text-properties fo:language="en" fo:country="US"/>
    </style:style>
    <style:style style:name="P6" style:family="paragraph" style:parent-style-name="Head2">
      <style:text-properties fo:language="en" fo:country="US"/>
    </style:style>
    <style:style style:name="P7" style:family="paragraph" style:parent-style-name="Spacer" style:master-page-name="Standard2">
      <style:paragraph-properties style:page-number="auto"/>
    </style:style>
    <style:style style:name="T1" style:family="text">
      <style:text-properties fo:language="en" fo:country="US"/>
    </style:style>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flow-with-text="false"/>
    </style:style>
    <style:style style:name="fr2" style:family="graphic" style:parent-style-name="Frame">
      <style:graphic-properties fo:margin-left="0in" fo:margin-right="0in" fo:margin-top="0in" fo:margin-bottom="0in" style:vertical-pos="from-top" style:vertical-rel="page-content" style:horizontal-pos="left" style:horizontal-rel="page-content" fo:padding="0in" fo:border="none" style:shadow="none"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13"/>
      </text:user-field-decls>
      <text:p text:style-name="P7"/>
      <text:p text:style-name="Head3"><draw:frame draw:style-name="fr3" draw:name="graphics1" text:anchor-type="as-char" svg:width="0.5374in" style:rel-width="100%" svg:height="0.1571in" style:rel-height="scale" draw:z-index="0"><draw:image xlink:href="../Images/Tempore/t10_sacred_heart.png" xlink:type="simple" xlink:show="embed" xlink:actuate="onLoad"/></draw:frame></text:p>
      <text:h text:style-name="Hidden1" text:outline-level="1">Proper of Saints</text:h>
      <text:h text:style-name="Hidden2" text:outline-level="2">Jul. 1</text:h>
      <text:p text:style-name="Head1NI">The Most Precious Blood of our Lord Jesus Christ</text:p>
      <text:p text:style-name="Head5">Pretiosissimi Sanguinis D.N.J.C.</text:p>
      <text:p text:style-name="Head4">I class - Jul. 1</text:p>
      <table:table table:name="Table1" table:style-name="Table1">
        <table:table-column table:style-name="Table1.A"/>
        <table:table-column table:style-name="Table1.B"/>
        <table:table-row>
          <table:table-cell table:style-name="Table1.A1" office:value-type="string">
            <text:p text:style-name="Head2">ad II Vésperas</text:p>
          </table:table-cell>
          <table:table-cell table:style-name="Table1.B1" office:value-type="string">
            <text:p text:style-name="Head2">at II Vespers</text:p>
          </table:table-cell>
        </table:table-row>
      </table:table>
      <table:table table:name="Table2" table:style-name="Table2">
        <table:table-column table:style-name="Table2.A"/>
        <table:table-column table:style-name="Table2.B"/>
        <table:table-row>
          <table:table-cell table:style-name="Table2.A1" office:value-type="string">
            <text:p text:style-name="BodyL"><text:span text:style-name="VR">V. </text:span>De­us in adjutórium me­um inténde.<text:tab/> <text:span text:style-name="VR">R. </text:span>Dómine ad adjuvándum me festína.</text:p>
          </table:table-cell>
          <table:table-cell table:style-name="Table2.B1" office:value-type="string">
            <text:p text:style-name="BodyE"><text:span text:style-name="VR">V. </text:span>O God, come to my assistance.<text:tab/> <text:span text:style-name="VR">R. </text:span>O Lord, make haste to help me.</text:p>
          </table:table-cell>
        </table:table-row>
      </table:table>
      <table:table table:name="Table3" table:style-name="Table3">
        <table:table-column table:style-name="Table3.A"/>
        <table:table-column table:style-name="Table3.B"/>
        <table:table-row>
          <table:table-cell table:style-name="Table3.A1" office:value-type="string">
            <text:p text:style-name="BodyL"><text:span text:style-name="Bold">G</text:span>lória Patri, et Fílio, et Spirítui Sancto. <text:span text:style-name="Bold">S</text:span>icut erat in princípio, et nunc, et semper, et in sǽcula sæculórum. Amen. Allelúja.</text:p>
          </table:table-cell>
          <table:table-cell table:style-name="Table3.B1" office:value-type="string">
            <text:p text:style-name="BodyE"><text:span text:style-name="Bold">G</text:span>lory be to the Father, and to the Son, and to the Holy Spirit. <text:span text:style-name="Bold">A</text:span>s it was in the beginning, is now, and ever shall be, world without end. Amen. Alleluia.</text:p>
          </table:table-cell>
        </table:table-row>
      </table:table>
      <text:p text:style-name="HymnS"/>
      <table:table table:name="Table4" table:style-name="Table4">
        <table:table-column table:style-name="Table4.A"/>
        <table:table-column table:style-name="Table4.B"/>
        <table:table-row>
          <table:table-cell table:style-name="Table4.A1" office:value-type="string">
            <text:p text:style-name="BodyL"><text:span text:style-name="Rubric">Ant 1.</text:span> Quis est iste * qui venit de Edom tinctis véstibus de Bosra? iste formósus in stola sua.</text:p>
          </table:table-cell>
          <table:table-cell table:style-name="Table4.B1" office:value-type="string">
            <text:p text:style-name="BodyE"><text:span text:style-name="Rubric">Ant 1.</text:span> Who is this * that cometh from Edom, with dyed garments from Bosra, this beautiful one in his robe?</text:p>
          </table:table-cell>
        </table:table-row>
      </table:table>
      <table:table table:name="Table5" table:style-name="Table5">
        <table:table-column table:style-name="Table5.A"/>
        <table:table-column table:style-name="Table5.B"/>
        <table:table-row>
          <table:table-cell table:style-name="Table5.A1" office:value-type="string">
            <text:p text:style-name="Head2Ps">Psalmus 109</text:p>
          </table:table-cell>
          <table:table-cell table:style-name="Table5.B1" office:value-type="string">
            <text:p text:style-name="Head2Ps">Psalm 109</text:p>
          </table:table-cell>
        </table:table-row>
      </table:table>
      <table:table table:name="Table6" table:style-name="Table6">
        <table:table-column table:style-name="Table6.A"/>
        <table:table-column table:style-name="Table6.B"/>
        <table:table-row>
          <table:table-cell table:style-name="Table6.A1" office:value-type="string">
            <text:p text:style-name="BodyLDrop">DIXIT Dóminus Dómino meo: * Sede a dextris meis:<text:tab/><text:line-break/><text:span text:style-name="Bold">D</text:span>onec ponam inimícos tuos, * scabéllum pedum tuórum.</text:p>
          </table:table-cell>
          <table:table-cell table:style-name="Table6.B1" office:value-type="string">
            <text:p text:style-name="BodyEDrop">THE Lord said to my Lord: * Sit thou at my right hand:<text:tab/><text:line-break/><text:span text:style-name="Bold">U</text:span>ntil I make thy enemies * thy footstool.</text:p>
          </table:table-cell>
        </table:table-row>
        <table:table-row>
          <table:table-cell table:style-name="Table6.A1" office:value-type="string">
            <text:p text:style-name="BodyL"><text:span text:style-name="Bold">V</text:span>irgam virtútis tuæ emíttet Dóminus ex Sion: * domináre in médio inimicórum tuórum.</text:p>
          </table:table-cell>
          <table:table-cell table:style-name="Table6.B1" office:value-type="string">
            <text:p text:style-name="BodyE"><text:span text:style-name="Bold">T</text:span>he Lord will send forth the sceptre of thy power out of Sion: * rule thou in the midst of thy enemies.</text:p>
          </table:table-cell>
        </table:table-row>
        <table:table-row>
          <table:table-cell table:style-name="Table6.A1" office:value-type="string">
            <text:p text:style-name="BodyL"><text:span text:style-name="Bold">T</text:span>ecum princípium in die virtútis tuæ in splendóribus sanctórum: * ex útero ante lucíferum génui te.</text:p>
          </table:table-cell>
          <table:table-cell table:style-name="Table6.B1" office:value-type="string">
            <text:p text:style-name="BodyE"><text:span text:style-name="Bold">W</text:span>ith thee is the principality in the day of thy strength: in the brightness of the saints: * from the womb before the day <text:soft-page-break/>star I begot thee.</text:p>
          </table:table-cell>
        </table:table-row>
        <table:table-row>
          <table:table-cell table:style-name="Table6.A1" office:value-type="string">
            <text:p text:style-name="BodyL"><text:span text:style-name="Bold">J</text:span>urávit Dóminus, et non pœnitébit eum: * Tu es sacérdos in ætérnum secúndum órdinem Melchísedech.</text:p>
          </table:table-cell>
          <table:table-cell table:style-name="Table6.B1" office:value-type="string">
            <text:p text:style-name="BodyE"><text:span text:style-name="Bold">T</text:span>he Lord hath sworn, and he will not repent: * Thou art a priest for ever according to the order of Melchisedech.</text:p>
          </table:table-cell>
        </table:table-row>
        <table:table-row>
          <table:table-cell table:style-name="Table6.A1" office:value-type="string">
            <text:p text:style-name="BodyL"><text:span text:style-name="Bold">D</text:span>óminus a dextris tuis, * confrégit in die iræ suæ reges.</text:p>
          </table:table-cell>
          <table:table-cell table:style-name="Table6.B1" office:value-type="string">
            <text:p text:style-name="BodyE"><text:span text:style-name="Bold">T</text:span>he Lord at thy right hand * hath broken kings in the day of his wrath.</text:p>
          </table:table-cell>
        </table:table-row>
        <table:table-row>
          <table:table-cell table:style-name="Table6.A1" office:value-type="string">
            <text:p text:style-name="BodyL"><text:span text:style-name="Bold">J</text:span>udicábit in natiónibus, implébit ruínas: * conquassábit cápita in terra multórum.</text:p>
          </table:table-cell>
          <table:table-cell table:style-name="Table6.B1" office:value-type="string">
            <text:p text:style-name="BodyE"><text:span text:style-name="Bold">H</text:span>e shall judge among nations, he shall fill ruins: * he shall crush the heads in the land of many.</text:p>
          </table:table-cell>
        </table:table-row>
        <table:table-row>
          <table:table-cell table:style-name="Table6.A1" office:value-type="string">
            <text:p text:style-name="BodyL"><text:span text:style-name="Bold">D</text:span>e torrénte in via bibet: * proptérea exaltábit caput.</text:p>
          </table:table-cell>
          <table:table-cell table:style-name="Table6.B1" office:value-type="string">
            <text:p text:style-name="BodyE"><text:span text:style-name="Bold">H</text:span>e shall drink of the torrent in the way: * therefore shall he lift up the head.</text:p>
          </table:table-cell>
        </table:table-row>
      </table:table>
      <table:table table:name="Table7" table:style-name="Table7">
        <table:table-column table:style-name="Table7.A"/>
        <table:table-column table:style-name="Table7.B"/>
        <table:table-row>
          <table:table-cell table:style-name="Table7.A1" office:value-type="string">
            <text:p text:style-name="BodyL"><text:span text:style-name="Bold">G</text:span>lória Patri, et Fílio, et Spirítui Sancto.</text:p>
          </table:table-cell>
          <table:table-cell table:style-name="Table7.B1" office:value-type="string">
            <text:p text:style-name="BodyE"><text:span text:style-name="Bold">G</text:span>lory be to the Father, and to the Son, and to the Holy Spirit.</text:p>
          </table:table-cell>
        </table:table-row>
        <table:table-row>
          <table:table-cell table:style-name="Table7.A1" office:value-type="string">
            <text:p text:style-name="BodyL"><text:span text:style-name="Bold">S</text:span>icut erat in princípio, et nunc, et semper, et in sǽcula sæculórum. Amen.</text:p>
          </table:table-cell>
          <table:table-cell table:style-name="Table7.B1" office:value-type="string">
            <text:p text:style-name="BodyE"><text:span text:style-name="Bold">A</text:span>s it was in the beginning, is now, and ever shall be, world without end. Amen.</text:p>
          </table:table-cell>
        </table:table-row>
      </table:table>
      <text:p text:style-name="BodySm"/>
      <table:table table:name="Table8" table:style-name="Table8">
        <table:table-column table:style-name="Table8.A"/>
        <table:table-column table:style-name="Table8.B"/>
        <table:table-row>
          <table:table-cell table:style-name="Table8.A1" office:value-type="string">
            <text:p text:style-name="BodyL"><text:span text:style-name="Rubric">Ant.</text:span> Quis est iste qui venit de Edom tinctis véstibus de Bosra? iste formósus in stola sua.</text:p>
          </table:table-cell>
          <table:table-cell table:style-name="Table8.B1" office:value-type="string">
            <text:p text:style-name="BodyE"><text:span text:style-name="Rubric">Ant.</text:span> Who is this that cometh from Edom, with dyed garments from Bosra, this beautiful one in his robe?</text:p>
          </table:table-cell>
        </table:table-row>
        <table:table-row>
          <table:table-cell table:style-name="Table8.A1" office:value-type="string">
            <text:p text:style-name="BodyL"><text:span text:style-name="Rubric">Ant 2.</text:span> Ego * qui loquor justítiam et propugnátor sum ad salvándum.</text:p>
          </table:table-cell>
          <table:table-cell table:style-name="Table8.B1" office:value-type="string">
            <text:p text:style-name="BodyE"><text:span text:style-name="Rubric">Ant 2.</text:span> I * that speak justice and am a defender to save.</text:p>
          </table:table-cell>
        </table:table-row>
      </table:table>
      <table:table table:name="Table9" table:style-name="Table9">
        <table:table-column table:style-name="Table9.A"/>
        <table:table-column table:style-name="Table9.B"/>
        <table:table-row>
          <table:table-cell table:style-name="Table9.A1" office:value-type="string">
            <text:p text:style-name="Head2Ps">Psalmus 110</text:p>
          </table:table-cell>
          <table:table-cell table:style-name="Table9.B1" office:value-type="string">
            <text:p text:style-name="Head2Ps">Psalm 110</text:p>
          </table:table-cell>
        </table:table-row>
      </table:table>
      <table:table table:name="Table10" table:style-name="Table10">
        <table:table-column table:style-name="Table10.A"/>
        <table:table-column table:style-name="Table10.B"/>
        <table:table-row>
          <table:table-cell table:style-name="Table10.A1" office:value-type="string">
            <text:p text:style-name="BodyLDrop">CONFITÉBOR ti­bi, Dómine, in toto corde meo: * in consílio justórum, et congregatióne.<text:tab/><text:line-break/><text:span text:style-name="Bold">M</text:span>agna ópera Dómini: * exquisíta in omnes voluntátes ejus.</text:p>
          </table:table-cell>
          <table:table-cell table:style-name="Table10.B1" office:value-type="string">
            <text:p text:style-name="BodyEDrop">I WILL praise thee, O Lord, with my whole heart; * in the council of the just, and in the congregation.<text:tab/><text:line-break/><text:span text:style-name="Bold">G</text:span>reat are the works of the Lord: * sought out according to all his wills.</text:p>
          </table:table-cell>
        </table:table-row>
        <table:table-row>
          <table:table-cell table:style-name="Table10.A1" office:value-type="string">
            <text:p text:style-name="BodyL"><text:span text:style-name="Bold">C</text:span>onféssio et magnificéntia opus ejus: * et justítia ejus manet in sǽculum sǽculi.</text:p>
          </table:table-cell>
          <table:table-cell table:style-name="Table10.B1" office:value-type="string">
            <text:p text:style-name="BodyE"><text:span text:style-name="Bold">H</text:span>is work is praise and magnificence: * and his justice continueth for ever and ever.</text:p>
          </table:table-cell>
        </table:table-row>
        <table:table-row>
          <table:table-cell table:style-name="Table10.A1" office:value-type="string">
            <text:p text:style-name="BodyL"><text:span text:style-name="Bold">M</text:span>emóriam fecit mirabílium suórum, miséricors et miserátor Dóminus: * escam dedit timéntibus se.</text:p>
          </table:table-cell>
          <table:table-cell table:style-name="Table10.B1" office:value-type="string">
            <text:p text:style-name="BodyE"><text:span text:style-name="Bold">H</text:span>e hath made a remembrance of his wonderful works, being a merciful and gracious Lord: * he hath given food to them that fear him.</text:p>
          </table:table-cell>
        </table:table-row>
        <table:table-row>
          <table:table-cell table:style-name="Table10.A1" office:value-type="string">
            <text:p text:style-name="BodyL"><text:span text:style-name="Bold">M</text:span>emor erit in sǽculum testaménti <text:soft-page-break/>sui: * virtútem óperum suórum annuntiábit pópulo suo:</text:p>
          </table:table-cell>
          <table:table-cell table:style-name="Table10.B1" office:value-type="string">
            <text:p text:style-name="BodyE"><text:span text:style-name="Bold">H</text:span>e will be mindful for ever of his cov<text:soft-page-break/>enant: * he will shew forth to his people the power of his works.</text:p>
          </table:table-cell>
        </table:table-row>
        <table:table-row>
          <table:table-cell table:style-name="Table10.A1" office:value-type="string">
            <text:p text:style-name="BodyL"><text:span text:style-name="Bold">U</text:span>t det illis hereditátem géntium: * ópera mánuum ejus véritas, et judícium.</text:p>
          </table:table-cell>
          <table:table-cell table:style-name="Table10.B1" office:value-type="string">
            <text:p text:style-name="BodyE"><text:span text:style-name="Bold">T</text:span>hat he may give them the inheritance of the Gentiles: * the works of his hands are truth and judgment.</text:p>
          </table:table-cell>
        </table:table-row>
        <table:table-row>
          <table:table-cell table:style-name="Table10.A1" office:value-type="string">
            <text:p text:style-name="BodyL"><text:span text:style-name="Bold">F</text:span>idélia ómnia mandáta ejus: confirmáta in sǽculum sǽculi, * facta in veritáte et æquitáte.</text:p>
          </table:table-cell>
          <table:table-cell table:style-name="Table10.B1" office:value-type="string">
            <text:p text:style-name="BodyE"><text:span text:style-name="Bold">A</text:span>ll his commandments are faithful: confirmed for ever and ever, * made in truth and equity.</text:p>
          </table:table-cell>
        </table:table-row>
        <table:table-row>
          <table:table-cell table:style-name="Table10.A1" office:value-type="string">
            <text:p text:style-name="BodyL"><text:span text:style-name="Bold">R</text:span>edemptiónem misit pópulo suo: * mandávit in ætérnum testaméntum suum.</text:p>
          </table:table-cell>
          <table:table-cell table:style-name="Table10.B1" office:value-type="string">
            <text:p text:style-name="BodyE"><text:span text:style-name="Bold">H</text:span>e hath sent redemption to his people: * he hath commanded his covenant for ever.</text:p>
          </table:table-cell>
        </table:table-row>
        <table:table-row>
          <table:table-cell table:style-name="Table10.A1" office:value-type="string">
            <text:p text:style-name="BodyL"><text:span text:style-name="Bold">S</text:span>anctum, et terríbile nomen ejus: * inítium sapiéntiæ timor Dómini.</text:p>
          </table:table-cell>
          <table:table-cell table:style-name="Table10.B1" office:value-type="string">
            <text:p text:style-name="BodyE"><text:span text:style-name="Bold">H</text:span>oly and terrible is his name: * the fear of the Lord is the beginning of wisdom.</text:p>
          </table:table-cell>
        </table:table-row>
        <table:table-row>
          <table:table-cell table:style-name="Table10.A1" office:value-type="string">
            <text:p text:style-name="BodyL"><text:span text:style-name="Bold">I</text:span>ntelléctus bonus ómnibus faciéntibus eum: * laudátio ejus manet in sǽculum sǽculi.</text:p>
          </table:table-cell>
          <table:table-cell table:style-name="Table10.B1" office:value-type="string">
            <text:p text:style-name="BodyE"><text:span text:style-name="Bold">A</text:span> good understanding to all that do it: * his praise continueth for ever and ever.</text:p>
          </table:table-cell>
        </table:table-row>
      </table:table>
      <table:table table:name="Table11" table:style-name="Table11">
        <table:table-column table:style-name="Table11.A"/>
        <table:table-column table:style-name="Table11.B"/>
        <table:table-row>
          <table:table-cell table:style-name="Table11.A1" office:value-type="string">
            <text:p text:style-name="BodyL"><text:span text:style-name="Bold">G</text:span>lória Patri, et Fílio, et Spirítui Sancto.</text:p>
          </table:table-cell>
          <table:table-cell table:style-name="Table11.B1" office:value-type="string">
            <text:p text:style-name="BodyE"><text:span text:style-name="Bold">G</text:span>lory be to the Father, and to the Son, and to the Holy Spirit.</text:p>
          </table:table-cell>
        </table:table-row>
        <table:table-row>
          <table:table-cell table:style-name="Table11.A1" office:value-type="string">
            <text:p text:style-name="BodyL"><text:span text:style-name="Bold">S</text:span>icut erat in princípio, et nunc, et semper, et in sǽcula sæculórum. Amen.</text:p>
          </table:table-cell>
          <table:table-cell table:style-name="Table11.B1" office:value-type="string">
            <text:p text:style-name="BodyE"><text:span text:style-name="Bold">A</text:span>s it was in the beginning, is now, and ever shall be, world without end. Amen.</text:p>
          </table:table-cell>
        </table:table-row>
      </table:table>
      <text:p text:style-name="BodySm"/>
      <table:table table:name="Table12" table:style-name="Table12">
        <table:table-column table:style-name="Table12.A"/>
        <table:table-column table:style-name="Table12.B"/>
        <table:table-row>
          <table:table-cell table:style-name="Table12.A1" office:value-type="string">
            <text:p text:style-name="BodyL"><text:span text:style-name="Rubric">Ant.</text:span> Ego qui loquor justítiam et propugnátor sum ad salvándum.</text:p>
          </table:table-cell>
          <table:table-cell table:style-name="Table12.B1" office:value-type="string">
            <text:p text:style-name="BodyE"><text:span text:style-name="Rubric">Ant.</text:span> I that speak justice and am a defender to save.</text:p>
          </table:table-cell>
        </table:table-row>
        <table:table-row>
          <table:table-cell table:style-name="Table12.A1" office:value-type="string">
            <text:p text:style-name="BodyL"><text:span text:style-name="Rubric">Ant 3.</text:span> Vestítus erat * veste aspérsa sánguine, et vocátur nomen ejus Verbum Dei.</text:p>
          </table:table-cell>
          <table:table-cell table:style-name="Table12.B1" office:value-type="string">
            <text:p text:style-name="BodyE"><text:span text:style-name="Rubric">Ant 3.</text:span> He was clothed * in a robe sprinkled with blood, and his name is called the Word of God.</text:p>
          </table:table-cell>
        </table:table-row>
      </table:table>
      <table:table table:name="Table13" table:style-name="Table13">
        <table:table-column table:style-name="Table13.A"/>
        <table:table-column table:style-name="Table13.B"/>
        <table:table-row>
          <table:table-cell table:style-name="Table13.A1" office:value-type="string">
            <text:p text:style-name="Head2Ps">Psalmus 111</text:p>
          </table:table-cell>
          <table:table-cell table:style-name="Table13.B1" office:value-type="string">
            <text:p text:style-name="Head2Ps">Psalm 111</text:p>
          </table:table-cell>
        </table:table-row>
      </table:table>
      <table:table table:name="Table14" table:style-name="Table14">
        <table:table-column table:style-name="Table14.A"/>
        <table:table-column table:style-name="Table14.B"/>
        <table:table-row>
          <table:table-cell table:style-name="Table14.A1" office:value-type="string">
            <text:p text:style-name="BodyLDrop">BEÁTUS vir, qui timet Dóminum: * in mandátis ejus volet nimis.<text:tab/><text:line-break/><text:span text:style-name="Bold">P</text:span>otens in terra erit semen ejus: * generátio rectórum benedicétur.</text:p>
          </table:table-cell>
          <table:table-cell table:style-name="Table14.B1" office:value-type="string">
            <text:p text:style-name="BodyEDrop">BLESSED is the man that feareth the Lord: * he shall delight exceedingly in his commandments.<text:tab/><text:line-break/><text:span text:style-name="Bold">H</text:span>is seed shall be mighty upon earth: * the generation of the righteous shall be blessed.</text:p>
          </table:table-cell>
        </table:table-row>
        <table:table-row>
          <table:table-cell table:style-name="Table14.A1" office:value-type="string">
            <text:p text:style-name="BodyL"><text:span text:style-name="Bold">G</text:span>lória, et divítiæ in domo ejus: * et justítia ejus manet in sǽculum <text:soft-page-break/>sǽculi.</text:p>
          </table:table-cell>
          <table:table-cell table:style-name="Table14.B1" office:value-type="string">
            <text:p text:style-name="BodyE"><text:span text:style-name="Bold">G</text:span>lory and wealth shall be in his house: * and his justice remaineth for ever <text:soft-page-break/>and ever.</text:p>
          </table:table-cell>
        </table:table-row>
        <table:table-row>
          <table:table-cell table:style-name="Table14.A1" office:value-type="string">
            <text:p text:style-name="BodyL"><text:span text:style-name="Bold">E</text:span>xórtum est in ténebris lumen rectis: * miséricors, et miserátor, et justus.</text:p>
          </table:table-cell>
          <table:table-cell table:style-name="Table14.B1" office:value-type="string">
            <text:p text:style-name="BodyE"><text:span text:style-name="Bold">T</text:span>o the righteous a light is risen up in darkness: * he is merciful, and compassionate and just.</text:p>
          </table:table-cell>
        </table:table-row>
        <table:table-row>
          <table:table-cell table:style-name="Table14.A1" office:value-type="string">
            <text:p text:style-name="BodyL"><text:span text:style-name="Bold">J</text:span>ucúndus homo qui miserétur et cómmodat, dispónet sermónes suos in judício: * quia in ætérnum non commovébitur.</text:p>
          </table:table-cell>
          <table:table-cell table:style-name="Table14.B1" office:value-type="string">
            <text:p text:style-name="BodyE"><text:span text:style-name="Bold">A</text:span>cceptable is the man that sheweth mercy and lendeth: he shall order his words with judgment: * because he shall not be moved for ever.</text:p>
          </table:table-cell>
        </table:table-row>
        <table:table-row>
          <table:table-cell table:style-name="Table14.A1" office:value-type="string">
            <text:p text:style-name="BodyL"><text:span text:style-name="Bold">I</text:span>n memória ætérna erit justus: * ab auditióne mala non timébit.</text:p>
          </table:table-cell>
          <table:table-cell table:style-name="Table14.B1" office:value-type="string">
            <text:p text:style-name="BodyE"><text:span text:style-name="Bold">T</text:span>he just shall be in everlasting remembrance: * he shall not fear the evil hearing.</text:p>
          </table:table-cell>
        </table:table-row>
        <table:table-row>
          <table:table-cell table:style-name="Table14.A1" office:value-type="string">
            <text:p text:style-name="BodyL"><text:span text:style-name="Bold">P</text:span>arátum cor ejus speráre in Dómino, confirmátum est cor ejus: * non commovébitur donec despíciat inimícos suos.</text:p>
          </table:table-cell>
          <table:table-cell table:style-name="Table14.B1" office:value-type="string">
            <text:p text:style-name="BodyE"><text:span text:style-name="Bold">H</text:span>is heart is ready to hope in the Lord: his heart is strengthened, * he shall not be moved until he look over his enemies.</text:p>
          </table:table-cell>
        </table:table-row>
        <table:table-row>
          <table:table-cell table:style-name="Table14.A1" office:value-type="string">
            <text:p text:style-name="BodyL"><text:span text:style-name="Bold">D</text:span>ispérsit, dedit paupéribus: justítia ejus manet in sǽculum sǽculi, * cornu ejus exaltábitur in glória.</text:p>
          </table:table-cell>
          <table:table-cell table:style-name="Table14.B1" office:value-type="string">
            <text:p text:style-name="BodyE"><text:span text:style-name="Bold">H</text:span>e hath distributed, he hath given to the poor: his justice remaineth for ever and ever: * his horn shall be exalted in glory.</text:p>
          </table:table-cell>
        </table:table-row>
        <table:table-row>
          <table:table-cell table:style-name="Table14.A1" office:value-type="string">
            <text:p text:style-name="BodyL"><text:span text:style-name="Bold">P</text:span>eccátor vidébit, et irascétur, déntibus suis fremet et tabéscet: * desidérium peccatórum períbit.</text:p>
          </table:table-cell>
          <table:table-cell table:style-name="Table14.B1" office:value-type="string">
            <text:p text:style-name="BodyE"><text:span text:style-name="Bold">T</text:span>he wicked shall see, and shall be angry, he shall gnash with his teeth and pine away: * the desire of the wicked shall perish.</text:p>
          </table:table-cell>
        </table:table-row>
      </table:table>
      <table:table table:name="Table15" table:style-name="Table15">
        <table:table-column table:style-name="Table15.A"/>
        <table:table-column table:style-name="Table15.B"/>
        <table:table-row>
          <table:table-cell table:style-name="Table15.A1" office:value-type="string">
            <text:p text:style-name="BodyL"><text:span text:style-name="Bold">G</text:span>lória Patri, et Fílio, et Spirítui Sancto.</text:p>
          </table:table-cell>
          <table:table-cell table:style-name="Table15.B1" office:value-type="string">
            <text:p text:style-name="BodyE"><text:span text:style-name="Bold">G</text:span>lory be to the Father, and to the Son, and to the Holy Spirit.</text:p>
          </table:table-cell>
        </table:table-row>
        <table:table-row>
          <table:table-cell table:style-name="Table15.A1" office:value-type="string">
            <text:p text:style-name="BodyL"><text:span text:style-name="Bold">S</text:span>icut erat in princípio, et nunc, et semper, et in sǽcula sæculórum. Amen.</text:p>
          </table:table-cell>
          <table:table-cell table:style-name="Table15.B1" office:value-type="string">
            <text:p text:style-name="BodyE"><text:span text:style-name="Bold">A</text:span>s it was in the beginning, is now, and ever shall be, world without end. Amen.</text:p>
          </table:table-cell>
        </table:table-row>
      </table:table>
      <text:p text:style-name="BodySm"/>
      <table:table table:name="Table16" table:style-name="Table16">
        <table:table-column table:style-name="Table16.A"/>
        <table:table-column table:style-name="Table16.B"/>
        <table:table-row>
          <table:table-cell table:style-name="Table16.A1" office:value-type="string">
            <text:p text:style-name="BodyL"><text:span text:style-name="Rubric">Ant.</text:span> Vestítus erat veste aspérsa sánguine, et vocátur nomen ejus Verbum Dei.</text:p>
          </table:table-cell>
          <table:table-cell table:style-name="Table16.B1" office:value-type="string">
            <text:p text:style-name="BodyE"><text:span text:style-name="Rubric">Ant.</text:span> He was clothed in a robe sprinkled with blood, and his name is called the Word of God.</text:p>
          </table:table-cell>
        </table:table-row>
        <table:table-row>
          <table:table-cell table:style-name="Table16.A1" office:value-type="string">
            <text:p text:style-name="BodyL"><text:span text:style-name="Rubric">Ant 4.</text:span> Quare ergo * rubrum est induméntum tu­um, et vestiménta tua sicut calcántium in torculári?</text:p>
          </table:table-cell>
          <table:table-cell table:style-name="Table16.B1" office:value-type="string">
            <text:p text:style-name="BodyE"><text:span text:style-name="Rubric">Ant 4.</text:span> Why then * is thy apparel red, and thy garments like to them that tread the winepress?</text:p>
          </table:table-cell>
        </table:table-row>
      </table:table>
      <table:table table:name="Table17" table:style-name="Table17">
        <table:table-column table:style-name="Table17.A"/>
        <table:table-column table:style-name="Table17.B"/>
        <text:soft-page-break/>
        <table:table-row>
          <table:table-cell table:style-name="Table17.A1" office:value-type="string">
            <text:p text:style-name="Head2Ps">Psalmus 112</text:p>
          </table:table-cell>
          <table:table-cell table:style-name="Table17.B1" office:value-type="string">
            <text:p text:style-name="Head2Ps">Psalm 112</text:p>
          </table:table-cell>
        </table:table-row>
      </table:table>
      <table:table table:name="Table18" table:style-name="Table18">
        <table:table-column table:style-name="Table18.A"/>
        <table:table-column table:style-name="Table18.B"/>
        <table:table-row>
          <table:table-cell table:style-name="Table18.A1" office:value-type="string">
            <text:p text:style-name="BodyLDrop">LAUDÁTE, púeri, Dóminum: * laudáte nomen Dómini.<text:tab/><text:line-break/><text:span text:style-name="Bold">S</text:span>it nomen Dómini benedíctum, * ex hoc nunc, et usque in sǽculum.</text:p>
          </table:table-cell>
          <table:table-cell table:style-name="Table18.B1" office:value-type="string">
            <text:p text:style-name="BodyEDrop">PRAISE the Lord, ye children: * praise ye the name of the Lord.<text:tab/><text:line-break/><text:span text:style-name="Bold">B</text:span>lessed be the name of the Lord, * from henceforth now and for ever.</text:p>
          </table:table-cell>
        </table:table-row>
        <table:table-row>
          <table:table-cell table:style-name="Table18.A1" office:value-type="string">
            <text:p text:style-name="BodyL"><text:span text:style-name="Bold">A</text:span> solis ortu usque ad occásum, * laudábile nomen Dómini.</text:p>
          </table:table-cell>
          <table:table-cell table:style-name="Table18.B1" office:value-type="string">
            <text:p text:style-name="BodyE"><text:span text:style-name="Bold">F</text:span>rom the rising of the sun unto the going down of the same, * the name of the Lord is worthy of praise.</text:p>
          </table:table-cell>
        </table:table-row>
        <table:table-row>
          <table:table-cell table:style-name="Table18.A1" office:value-type="string">
            <text:p text:style-name="BodyL"><text:span text:style-name="Bold">E</text:span>xcélsus super omnes gentes Dóminus, * et super cælos glória ejus.</text:p>
          </table:table-cell>
          <table:table-cell table:style-name="Table18.B1" office:value-type="string">
            <text:p text:style-name="BodyE"><text:span text:style-name="Bold">T</text:span>he Lord is high above all nations; * and his glory above the heavens.</text:p>
          </table:table-cell>
        </table:table-row>
        <table:table-row>
          <table:table-cell table:style-name="Table18.A1" office:value-type="string">
            <text:p text:style-name="BodyL"><text:span text:style-name="Bold">Q</text:span>uis sicut Dóminus, De­us noster, qui in altis hábitat, * et humília réspicit in cælo et in terra?</text:p>
          </table:table-cell>
          <table:table-cell table:style-name="Table18.B1" office:value-type="string">
            <text:p text:style-name="BodyE"><text:span text:style-name="Bold">W</text:span>ho is as the Lord our God, who dwelleth on high: * and looketh down on the low things in heaven and in earth?</text:p>
          </table:table-cell>
        </table:table-row>
        <table:table-row>
          <table:table-cell table:style-name="Table18.A1" office:value-type="string">
            <text:p text:style-name="BodyL"><text:span text:style-name="Bold">S</text:span>úscitans a terra ínopem, * et de stércore érigens páuperem:</text:p>
          </table:table-cell>
          <table:table-cell table:style-name="Table18.B1" office:value-type="string">
            <text:p text:style-name="BodyE"><text:span text:style-name="Bold">R</text:span>aising up the needy from the earth, * and lifting up the poor out of the dunghill:</text:p>
          </table:table-cell>
        </table:table-row>
        <table:table-row>
          <table:table-cell table:style-name="Table18.A1" office:value-type="string">
            <text:p text:style-name="BodyL"><text:span text:style-name="Bold">U</text:span>t cóllocet eum cum princípibus, * cum princípibus pópuli sui.</text:p>
          </table:table-cell>
          <table:table-cell table:style-name="Table18.B1" office:value-type="string">
            <text:p text:style-name="BodyE"><text:span text:style-name="Bold">T</text:span>hat he may place him with princes, * with the princes of his people.</text:p>
          </table:table-cell>
        </table:table-row>
        <table:table-row>
          <table:table-cell table:style-name="Table18.A1" office:value-type="string">
            <text:p text:style-name="BodyL"><text:span text:style-name="Bold">Q</text:span>ui habitáre facit stérilem in domo, * matrem filiórum lætántem.</text:p>
          </table:table-cell>
          <table:table-cell table:style-name="Table18.B1" office:value-type="string">
            <text:p text:style-name="BodyE"><text:span text:style-name="Bold">W</text:span>ho maketh a barren woman to dwell in a house, * the joyful mother of children.</text:p>
          </table:table-cell>
        </table:table-row>
      </table:table>
      <table:table table:name="Table19" table:style-name="Table19">
        <table:table-column table:style-name="Table19.A"/>
        <table:table-column table:style-name="Table19.B"/>
        <table:table-row>
          <table:table-cell table:style-name="Table19.A1" office:value-type="string">
            <text:p text:style-name="BodyL"><text:span text:style-name="Bold">G</text:span>lória Patri, et Fílio, et Spirítui Sancto.</text:p>
          </table:table-cell>
          <table:table-cell table:style-name="Table19.B1" office:value-type="string">
            <text:p text:style-name="BodyE"><text:span text:style-name="Bold">G</text:span>lory be to the Father, and to the Son, and to the Holy Spirit.</text:p>
          </table:table-cell>
        </table:table-row>
        <table:table-row>
          <table:table-cell table:style-name="Table19.A1" office:value-type="string">
            <text:p text:style-name="BodyL"><text:span text:style-name="Bold">S</text:span>icut erat in princípio, et nunc, et semper, et in sǽcula sæculórum. Amen.</text:p>
          </table:table-cell>
          <table:table-cell table:style-name="Table19.B1" office:value-type="string">
            <text:p text:style-name="BodyE"><text:span text:style-name="Bold">A</text:span>s it was in the beginning, is now, and ever shall be, world without end. Amen.</text:p>
          </table:table-cell>
        </table:table-row>
      </table:table>
      <text:p text:style-name="BodySm"/>
      <table:table table:name="Table20" table:style-name="Table20">
        <table:table-column table:style-name="Table20.A"/>
        <table:table-column table:style-name="Table20.B"/>
        <table:table-row>
          <table:table-cell table:style-name="Table20.A1" office:value-type="string">
            <text:p text:style-name="BodyL"><text:span text:style-name="Rubric">Ant.</text:span> Quare ergo rubrum est induméntum tu­um, et vestiménta tua sicut calcántium in torculári?</text:p>
          </table:table-cell>
          <table:table-cell table:style-name="Table20.B1" office:value-type="string">
            <text:p text:style-name="BodyE"><text:span text:style-name="Rubric">Ant.</text:span> Why then is thy apparel red, and thy garments like to them that tread the winepress?</text:p>
          </table:table-cell>
        </table:table-row>
        <table:table-row>
          <table:table-cell table:style-name="Table20.A1" office:value-type="string">
            <text:p text:style-name="BodyL"><text:span text:style-name="Rubric">Ant 5.</text:span> Tórcular * calcávi solus, et de Géntibus non est vir mecum.</text:p>
          </table:table-cell>
          <table:table-cell table:style-name="Table20.B1" office:value-type="string">
            <text:p text:style-name="BodyE"><text:span text:style-name="Rubric">Ant 5.</text:span> I have trodden * the winepress alone, and of the gentiles there is not a man with me.</text:p>
          </table:table-cell>
        </table:table-row>
      </table:table>
      <table:table table:name="Table21" table:style-name="Table21">
        <table:table-column table:style-name="Table21.A"/>
        <table:table-column table:style-name="Table21.B"/>
        <table:table-row>
          <table:table-cell table:style-name="Table21.A1" office:value-type="string">
            <text:p text:style-name="Head2Ps">Psalmus 147</text:p>
          </table:table-cell>
          <table:table-cell table:style-name="Table21.B1" office:value-type="string">
            <text:p text:style-name="Head2Ps">Psalm 147</text:p>
          </table:table-cell>
        </table:table-row>
      </table:table>
      <table:table table:name="Table22" table:style-name="Table22">
        <table:table-column table:style-name="Table22.A"/>
        <table:table-column table:style-name="Table22.B"/>
        <table:table-row>
          <table:table-cell table:style-name="Table22.A1" office:value-type="string">
            <text:p text:style-name="BodyLDrop">LAUDA, Jerúsalem, Dóminum: * lauda Deum tu­um, Sion.<text:tab/><text:line-break/><text:soft-page-break/><text:span text:style-name="Bold">Q</text:span>uóniam confortávit seras portárum tuárum: * benedíxit fíliis tuis in te.</text:p>
          </table:table-cell>
          <table:table-cell table:style-name="Table22.B1" office:value-type="string">
            <text:p text:style-name="BodyEDrop">PRAISE the Lord, O Jerusalem: * praise thy God, O Sion.<text:tab/><text:line-break/><text:soft-page-break/><text:span text:style-name="Bold">B</text:span>ecause he hath strengthened the bolts of thy gates, * he hath blessed thy children within thee.</text:p>
          </table:table-cell>
        </table:table-row>
        <table:table-row>
          <table:table-cell table:style-name="Table22.A1" office:value-type="string">
            <text:p text:style-name="BodyL"><text:span text:style-name="Bold">Q</text:span>ui pósuit fines tuos pacem: * et ádipe fruménti sátiat te.</text:p>
          </table:table-cell>
          <table:table-cell table:style-name="Table22.B1" office:value-type="string">
            <text:p text:style-name="BodyE"><text:span text:style-name="Bold">W</text:span>ho hath placed peace in thy borders: * and filleth thee with the fat of corn.</text:p>
          </table:table-cell>
        </table:table-row>
        <table:table-row>
          <table:table-cell table:style-name="Table22.A1" office:value-type="string">
            <text:p text:style-name="BodyL"><text:span text:style-name="Bold">Q</text:span>ui emíttit elóquium suum terræ: * velóciter currit sermo ejus.</text:p>
          </table:table-cell>
          <table:table-cell table:style-name="Table22.B1" office:value-type="string">
            <text:p text:style-name="BodyE"><text:span text:style-name="Bold">W</text:span>ho sendeth forth his speech to the earth: * his word runneth swiftly.</text:p>
          </table:table-cell>
        </table:table-row>
        <table:table-row>
          <table:table-cell table:style-name="Table22.A1" office:value-type="string">
            <text:p text:style-name="BodyL"><text:span text:style-name="Bold">Q</text:span>ui dat nivem sicut lanam: * nébulam sicut cínerem spargit.</text:p>
          </table:table-cell>
          <table:table-cell table:style-name="Table22.B1" office:value-type="string">
            <text:p text:style-name="BodyE"><text:span text:style-name="Bold">W</text:span>ho giveth snow like wool: * scattereth mists like ashes.</text:p>
          </table:table-cell>
        </table:table-row>
        <table:table-row>
          <table:table-cell table:style-name="Table22.A1" office:value-type="string">
            <text:p text:style-name="BodyL"><text:span text:style-name="Bold">M</text:span>ittit crystállum suam sicut buccéllas: * ante fáciem frígoris, ejus quis sustinébit?</text:p>
          </table:table-cell>
          <table:table-cell table:style-name="Table22.B1" office:value-type="string">
            <text:p text:style-name="BodyE"><text:span text:style-name="Bold">H</text:span>e sendeth his crystal like morsels: * who shall stand before the face of his cold?</text:p>
          </table:table-cell>
        </table:table-row>
        <table:table-row>
          <table:table-cell table:style-name="Table22.A1" office:value-type="string">
            <text:p text:style-name="BodyL"><text:span text:style-name="Bold">E</text:span>míttet verbum suum, et liquefáciet ea: * flabit spíritus ejus, et fluent aquæ.</text:p>
          </table:table-cell>
          <table:table-cell table:style-name="Table22.B1" office:value-type="string">
            <text:p text:style-name="BodyE"><text:span text:style-name="Bold">H</text:span>e shall send out his word, and shall melt them: * his wind shall blow, and the waters shall run.</text:p>
          </table:table-cell>
        </table:table-row>
        <table:table-row>
          <table:table-cell table:style-name="Table22.A1" office:value-type="string">
            <text:p text:style-name="BodyL"><text:span text:style-name="Bold">Q</text:span>ui annúntiat verbum suum Jacob: * justítias, et judícia sua Israël.</text:p>
          </table:table-cell>
          <table:table-cell table:style-name="Table22.B1" office:value-type="string">
            <text:p text:style-name="BodyE"><text:span text:style-name="Bold">W</text:span>ho declareth his word to Jacob: * his justices and his judgments to Israel.</text:p>
          </table:table-cell>
        </table:table-row>
        <table:table-row>
          <table:table-cell table:style-name="Table22.A1" office:value-type="string">
            <text:p text:style-name="BodyL"><text:span text:style-name="Bold">N</text:span>on fecit táliter omni natióni: * et judícia sua non manifestávit eis.</text:p>
          </table:table-cell>
          <table:table-cell table:style-name="Table22.B1" office:value-type="string">
            <text:p text:style-name="BodyE"><text:span text:style-name="Bold">H</text:span>e hath not done in like manner to every nation: * and his judgments he hath not made manifest to them.</text:p>
          </table:table-cell>
        </table:table-row>
      </table:table>
      <table:table table:name="Table23" table:style-name="Table23">
        <table:table-column table:style-name="Table23.A"/>
        <table:table-column table:style-name="Table23.B"/>
        <table:table-row>
          <table:table-cell table:style-name="Table23.A1" office:value-type="string">
            <text:p text:style-name="BodyL"><text:span text:style-name="Bold">G</text:span>lória Patri, et Fílio, et Spirítui Sancto.</text:p>
          </table:table-cell>
          <table:table-cell table:style-name="Table23.B1" office:value-type="string">
            <text:p text:style-name="BodyE"><text:span text:style-name="Bold">G</text:span>lory be to the Father, and to the Son, and to the Holy Spirit.</text:p>
          </table:table-cell>
        </table:table-row>
        <table:table-row>
          <table:table-cell table:style-name="Table23.A1" office:value-type="string">
            <text:p text:style-name="BodyL"><text:span text:style-name="Bold">S</text:span>icut erat in princípio, et nunc, et semper, et in sǽcula sæculórum. Amen.</text:p>
          </table:table-cell>
          <table:table-cell table:style-name="Table23.B1" office:value-type="string">
            <text:p text:style-name="BodyE"><text:span text:style-name="Bold">A</text:span>s it was in the beginning, is now, and ever shall be, world without end. Amen.</text:p>
          </table:table-cell>
        </table:table-row>
      </table:table>
      <text:p text:style-name="BodySm"/>
      <table:table table:name="Table24" table:style-name="Table24">
        <table:table-column table:style-name="Table24.A"/>
        <table:table-column table:style-name="Table24.B"/>
        <table:table-row>
          <table:table-cell table:style-name="Table24.A1" office:value-type="string">
            <text:p text:style-name="BodyL"><text:span text:style-name="Rubric">Ant.</text:span> Tórcular calcávi solus, et de Géntibus non est vir mecum.</text:p>
          </table:table-cell>
          <table:table-cell table:style-name="Table24.B1" office:value-type="string">
            <text:p text:style-name="BodyE"><text:span text:style-name="Rubric">Ant.</text:span> I have trodden the winepress alone, and of the gentiles there is not a man with me.</text:p>
          </table:table-cell>
        </table:table-row>
      </table:table>
      <text:p text:style-name="BodySm"/>
      <table:table table:name="Table25" table:style-name="Table25">
        <table:table-column table:style-name="Table25.A"/>
        <table:table-column table:style-name="Table25.B"/>
        <table:table-row>
          <table:table-cell table:style-name="Table25.A1" office:value-type="string">
            <text:p text:style-name="BodyLSm"><text:span text:style-name="Rubric">Capit.<text:tab/>Hebr. 9:11-12</text:span></text:p>
          </table:table-cell>
          <table:table-cell table:style-name="Table25.B1" office:value-type="string">
            <text:p text:style-name="BodyESm"><text:span text:style-name="Rubric">Little Chapt.<text:tab/>Hebr. 9:11-12</text:span></text:p>
          </table:table-cell>
        </table:table-row>
      </table:table>
      <table:table table:name="Table26" table:style-name="Table26">
        <table:table-column table:style-name="Table26.A"/>
        <table:table-column table:style-name="Table26.B"/>
        <table:table-row>
          <table:table-cell table:style-name="Table26.A1" office:value-type="string">
            <text:p text:style-name="BodyLDrop">FRATRES: Christus assístens Póntifex futurórum bonórum, per ámplius et perféctius tabernáculum non manufáctum, id est, non hujus creatiónis: neque per sánguinem hircórum aut vitulórum, sed <text:soft-page-break/>per próprium sánguinem introívit semel in Sancta, ætérna redemptióne invénta.<text:tab/> <text:span text:style-name="VR">R. </text:span><text:span text:style-name="NH">Deo grátias.</text:span></text:p>
          </table:table-cell>
          <table:table-cell table:style-name="Table26.B1" office:value-type="string">
            <text:p text:style-name="BodyEDrop">BRETHREN: Christ being come a High Priest of the good things to come, by a greater and more perfect tabernacle not made with hands, that is, not of this creation: neither by the blood of goats or of calves, but by his <text:soft-page-break/>own blood, entered once into the Holies, having obtained eternal redemption.<text:tab/> <text:span text:style-name="VR">R. </text:span><text:span text:style-name="NH">Thanks be to God.</text:span></text:p>
          </table:table-cell>
        </table:table-row>
      </table:table>
      <text:p text:style-name="BodySm"/>
      <table:table table:name="Table27" table:style-name="Table27">
        <table:table-column table:style-name="Table27.A"/>
        <table:table-column table:style-name="Table27.B"/>
        <table:table-row>
          <table:table-cell table:style-name="Table27.A1" office:value-type="string">
            <text:p text:style-name="Head4">Hymnus</text:p>
          </table:table-cell>
          <table:table-cell table:style-name="Table27.B1" office:value-type="string">
            <text:p text:style-name="Head4">Hymn</text:p>
          </table:table-cell>
        </table:table-row>
      </table:table>
      <text:p text:style-name="BkHidden"><text:bookmark text:name="festivis_resonent_compita_vocibus"/></text:p>
      <table:table table:name="Table28" table:style-name="Table28">
        <table:table-column table:style-name="Table28.A"/>
        <table:table-column table:style-name="Table28.B"/>
        <table:table-row>
          <table:table-cell table:style-name="Table28.A1" office:value-type="string">
            <text:p text:style-name="HymnL1"><text:span text:style-name="HymnR">F</text:span>estívis résonent cómpita vócibus,</text:p>
            <text:p text:style-name="HymnL">Cives lætítiam fróntibus éxplicent,</text:p>
            <text:p text:style-name="HymnL">Tædis flammíferis órdine pródeant</text:p>
            <text:p text:style-name="HymnL">Instrúcti púeri et senes.</text:p>
          </table:table-cell>
          <table:table-cell table:style-name="Table28.B1" office:value-type="string">
            <text:p text:style-name="HymnE1"><text:span text:style-name="HymnR">F</text:span>orth let the long procession stream,</text:p>
            <text:p text:style-name="HymnE">And through the streets in order wend;</text:p>
            <text:p text:style-name="HymnE">Let the bright waving line of torches gleam,</text:p>
            <text:p text:style-name="HymnE">The solemn chant ascend.</text:p>
          </table:table-cell>
        </table:table-row>
        <table:table-row>
          <table:table-cell table:style-name="Table28.A1" office:value-type="string">
            <text:p text:style-name="HymnS"/>
          </table:table-cell>
          <table:table-cell table:style-name="Table28.B1" office:value-type="string">
            <text:p text:style-name="HymnS"/>
          </table:table-cell>
        </table:table-row>
        <table:table-row>
          <table:table-cell table:style-name="Table28.A1" office:value-type="string">
            <text:p text:style-name="HymnL"><text:span text:style-name="HymnR">Q</text:span>uem dura móriens Christus in árbore</text:p>
            <text:p text:style-name="HymnL">Fudit multíplici vúlnere sánguinem,</text:p>
            <text:p text:style-name="HymnL">Nos facti mémores dum cólimus, decet</text:p>
            <text:p text:style-name="HymnL">Saltem fúndere lácrimas.</text:p>
          </table:table-cell>
          <table:table-cell table:style-name="Table28.B1" office:value-type="string">
            <text:p text:style-name="HymnE"><text:span text:style-name="HymnR">W</text:span>hile we, with tears and sighs profound,</text:p>
            <text:p text:style-name="HymnE">That memorable Blood record,</text:p>
            <text:p text:style-name="HymnE">Which, stretch’d on his hard Cross, from many a wound</text:p>
            <text:p text:style-name="HymnE">The dying Jesus pour’d.</text:p>
          </table:table-cell>
        </table:table-row>
        <table:table-row>
          <table:table-cell table:style-name="Table28.A1" office:value-type="string">
            <text:p text:style-name="HymnS"/>
          </table:table-cell>
          <table:table-cell table:style-name="Table28.B1" office:value-type="string">
            <text:p text:style-name="HymnS"/>
          </table:table-cell>
        </table:table-row>
        <table:table-row>
          <table:table-cell table:style-name="Table28.A1" office:value-type="string">
            <text:p text:style-name="HymnL"><text:span text:style-name="HymnR">H</text:span>umáno géneri pernícies gravis</text:p>
            <text:p text:style-name="HymnL">Adámi véteris crímine cóntigit:</text:p>
            <text:p text:style-name="HymnL">Adámi intégritas et píetas novi</text:p>
            <text:p text:style-name="HymnL">Vitam réddidit ómnibus.</text:p>
          </table:table-cell>
          <table:table-cell table:style-name="Table28.B1" office:value-type="string">
            <text:p text:style-name="HymnE"><text:span text:style-name="HymnR">B</text:span>y the first Adam’s fatal sin</text:p>
            <text:p text:style-name="HymnE">Came death upon the human race;</text:p>
            <text:p text:style-name="HymnE">In this new Adam doth new life begin,</text:p>
            <text:p text:style-name="HymnE">And everlasting grace.</text:p>
          </table:table-cell>
        </table:table-row>
        <table:table-row>
          <table:table-cell table:style-name="Table28.A1" office:value-type="string">
            <text:p text:style-name="HymnS"/>
          </table:table-cell>
          <table:table-cell table:style-name="Table28.B1" office:value-type="string">
            <text:p text:style-name="HymnS"/>
          </table:table-cell>
        </table:table-row>
        <table:table-row>
          <table:table-cell table:style-name="Table28.A1" office:value-type="string">
            <text:p text:style-name="HymnL"><text:span text:style-name="HymnR">C</text:span>lamórem válidum summus ab ǽthere</text:p>
            <text:p text:style-name="HymnL">Languéntibus Géniti si Pater áudiit,</text:p>
            <text:p text:style-name="HymnL">Placári pótius sánguine débuit,</text:p>
            <text:p text:style-name="HymnL">Et nobis véniam dare.</text:p>
          </table:table-cell>
          <table:table-cell table:style-name="Table28.B1" office:value-type="string">
            <text:p text:style-name="HymnE"><text:span text:style-name="HymnR">F</text:span>or scarce the Father heard from Heaven</text:p>
            <text:p text:style-name="HymnE">The cry of his expiring Son,</text:p>
            <text:p text:style-name="HymnE">When in that cry our sins were all forgiven,</text:p>
            <text:p text:style-name="HymnE">And boundless pardon won.</text:p>
          </table:table-cell>
        </table:table-row>
        <table:table-row>
          <table:table-cell table:style-name="Table28.A1" office:value-type="string">
            <text:p text:style-name="HymnS"/>
          </table:table-cell>
          <table:table-cell table:style-name="Table28.B1" office:value-type="string">
            <text:p text:style-name="HymnS"/>
          </table:table-cell>
        </table:table-row>
        <table:table-row>
          <table:table-cell table:style-name="Table28.A1" office:value-type="string">
            <text:p text:style-name="HymnL"><text:span text:style-name="HymnR">H</text:span>oc quicúmque stolam sánguine próluit,</text:p>
            <text:p text:style-name="HymnL">Abstérgit máculas; et róseum decus,</text:p>
            <text:p text:style-name="HymnL">Quo fiat símilis prótinus Angelis</text:p>
            <text:p text:style-name="HymnL">Et Regi pláceat, capit.</text:p>
          </table:table-cell>
          <table:table-cell table:style-name="Table28.B1" office:value-type="string">
            <text:p text:style-name="HymnE"><text:span text:style-name="HymnR">H</text:span>enceforth, whoso in that dear Blood</text:p>
            <text:p text:style-name="HymnE">Washeth, shall lose his every stain;</text:p>
            <text:p text:style-name="HymnE">And in immortal roseate beauty robed,</text:p>
            <text:p text:style-name="HymnE">An Angel’s likeness gain.</text:p>
          </table:table-cell>
        </table:table-row>
        <table:table-row>
          <table:table-cell table:style-name="Table28.A1" office:value-type="string">
            <text:p text:style-name="HymnS"/>
          </table:table-cell>
          <table:table-cell table:style-name="Table28.B1" office:value-type="string">
            <text:p text:style-name="HymnS"/>
          </table:table-cell>
        </table:table-row>
        <table:table-row>
          <table:table-cell table:style-name="Table28.A1" office:value-type="string">
            <text:p text:style-name="HymnL"><text:span text:style-name="HymnR">A</text:span> recto instábilis trámite póstmodum</text:p>
            <text:p text:style-name="HymnL"><text:soft-page-break/>Se nullus rétrahat, meta sed última</text:p>
            <text:p text:style-name="HymnL">Tangátur; tríbuet nóbile prǽmium,</text:p>
            <text:p text:style-name="HymnL">Qui cursum De­us ádjuvat.</text:p>
          </table:table-cell>
          <table:table-cell table:style-name="Table28.B1" office:value-type="string">
            <text:p text:style-name="HymnE"><text:span text:style-name="HymnR">O</text:span>nly, run thou with courage on</text:p>
            <text:p text:style-name="HymnE">Straight to the goal set in the skies;</text:p>
            <text:p text:style-name="HymnE"><text:soft-page-break/>He, who assists thy course, will give thee soon</text:p>
            <text:p text:style-name="HymnE">Th’ incomparable prize.</text:p>
          </table:table-cell>
        </table:table-row>
        <table:table-row>
          <table:table-cell table:style-name="Table28.A1" office:value-type="string">
            <text:p text:style-name="HymnS"/>
          </table:table-cell>
          <table:table-cell table:style-name="Table28.B1" office:value-type="string">
            <text:p text:style-name="HymnS"/>
          </table:table-cell>
        </table:table-row>
        <table:table-row>
          <table:table-cell table:style-name="Table28.A1" office:value-type="string">
            <text:p text:style-name="HymnL"><text:span text:style-name="HymnR">N</text:span>obis propítius sis, Génitor potens,</text:p>
            <text:p text:style-name="HymnL">Ut, quos unígenæ sánguine Fílii</text:p>
            <text:p text:style-name="HymnL">Emísti, et plácido Flámine récreas,</text:p>
            <text:p text:style-name="HymnL">Cæli ad cúlmina tránsferas. Amen.</text:p>
          </table:table-cell>
          <table:table-cell table:style-name="Table28.B1" office:value-type="string">
            <text:p text:style-name="HymnE"><text:span text:style-name="HymnR">F</text:span>ather supreme! vouchsafe that we,</text:p>
            <text:p text:style-name="HymnE">For whom thine only Son was slain,</text:p>
            <text:p text:style-name="HymnE">And whom thy Holy Ghost doth sanctify,</text:p>
            <text:p text:style-name="HymnE">May to thy joys attain. Amen.</text:p>
          </table:table-cell>
        </table:table-row>
      </table:table>
      <text:p text:style-name="BodySm"><text:span text:style-name="Rubric">Auth. Unk. 16-18th c.<text:tab/>Trans. Fr. E.Caswall</text:span></text:p>
      <text:p text:style-name="BodySm"/>
      <table:table table:name="Table29" table:style-name="Table29">
        <table:table-column table:style-name="Table29.A"/>
        <table:table-column table:style-name="Table29.B"/>
        <table:table-row>
          <table:table-cell table:style-name="Table29.A1" office:value-type="string">
            <text:p text:style-name="BodyL"><text:span text:style-name="VR">V. </text:span>Te ergo quǽsumus, tuis fámulis súbveni.<text:tab/> <text:span text:style-name="VR">R. </text:span>Quos pretióso sánguine redémisti.</text:p>
          </table:table-cell>
          <table:table-cell table:style-name="Table29.B1" office:value-type="string">
            <text:p text:style-name="BodyE"><text:span text:style-name="VR">V. </text:span>We beseech thee therefore, help thy servants.<text:tab/> <text:span text:style-name="VR">R. </text:span>Whom thou hast redeemed with thy precious blood.</text:p>
          </table:table-cell>
        </table:table-row>
      </table:table>
      <text:p text:style-name="BodySm"/>
      <table:table table:name="Table30" table:style-name="Table30">
        <table:table-column table:style-name="Table30.A"/>
        <table:table-column table:style-name="Table30.B"/>
        <table:table-row>
          <table:table-cell table:style-name="Table30.A1" office:value-type="string">
            <text:p text:style-name="BodyL"><text:span text:style-name="Rubric">Ad Magnif.Ant.</text:span> Habébitis autem * hunc diem in monuméntum: et celebrábitis eum solémnem Dómino in generatiónibus vestris cultu sempitérno.</text:p>
          </table:table-cell>
          <table:table-cell table:style-name="Table30.B1" office:value-type="string">
            <text:p text:style-name="BodyE"><text:span text:style-name="Rubric">Magnificat Ant.</text:span> Ye shall observe * this day for a memorial, and ye shall keep it holy unto the Lord, in your generations, with an everlasting worship.</text:p>
          </table:table-cell>
        </table:table-row>
      </table:table>
      <table:table table:name="Table31" table:style-name="Table31">
        <table:table-column table:style-name="Table31.A"/>
        <table:table-column table:style-name="Table31.B"/>
        <table:table-row>
          <table:table-cell table:style-name="Table31.A1" office:value-type="string">
            <text:p text:style-name="Head2Cant">Cant. B. Mariæ Virg. (Luke 1:46-55)</text:p>
          </table:table-cell>
          <table:table-cell table:style-name="Table31.B1" office:value-type="string">
            <text:p text:style-name="Head2Cant">Cant. B.V.M. (Luke 1:46-55)</text:p>
          </table:table-cell>
        </table:table-row>
      </table:table>
      <table:table table:name="Table32" table:style-name="Table32">
        <table:table-column table:style-name="Table32.A"/>
        <table:table-column table:style-name="Table32.B"/>
        <table:table-row>
          <table:table-cell table:style-name="Table32.A1" office:value-type="string">
            <text:p text:style-name="BodyLDrop">MAGNÍFICAT: †* ánima mea Dóminum.<text:tab/><text:line-break/><text:span text:style-name="Bold">E</text:span>t exsultávit spíritus me­us: * in Deo, salutári meo.</text:p>
          </table:table-cell>
          <table:table-cell table:style-name="Table32.B1" office:value-type="string">
            <text:p text:style-name="BodyEDrop">MY soul †* doth magnify the Lord.<text:tab/><text:line-break/><text:span text:style-name="Bold">A</text:span>nd my spirit hath rejoiced * in God my Saviour.</text:p>
          </table:table-cell>
        </table:table-row>
        <table:table-row>
          <table:table-cell table:style-name="Table32.A1" office:value-type="string">
            <text:p text:style-name="BodyL"><text:span text:style-name="Bold">Q</text:span>uia respéxit humilitátem ancíllæ suæ: * ecce enim ex hoc beátam me dicent omnes generatiónes.</text:p>
          </table:table-cell>
          <table:table-cell table:style-name="Table32.B1" office:value-type="string">
            <text:p text:style-name="BodyE"><text:span text:style-name="Bold">B</text:span>ecause he hath regarded the humility of his handmaid; * for behold from henceforth all generations shall call me blessed.</text:p>
          </table:table-cell>
        </table:table-row>
        <table:table-row>
          <table:table-cell table:style-name="Table32.A1" office:value-type="string">
            <text:p text:style-name="BodyL"><text:span text:style-name="Bold">Q</text:span>uia fecit mi­hi magna, qui potens est: * et sanctum nomen ejus.</text:p>
          </table:table-cell>
          <table:table-cell table:style-name="Table32.B1" office:value-type="string">
            <text:p text:style-name="BodyE"><text:span text:style-name="Bold">B</text:span>ecause he that is mighty, hath done great things to me; * and holy is his name.</text:p>
          </table:table-cell>
        </table:table-row>
        <table:table-row>
          <table:table-cell table:style-name="Table32.A1" office:value-type="string">
            <text:p text:style-name="BodyL"><text:span text:style-name="Bold">E</text:span>t misericórdia ejus, a progénie in progénies: * timéntibus eum.</text:p>
          </table:table-cell>
          <table:table-cell table:style-name="Table32.B1" office:value-type="string">
            <text:p text:style-name="BodyE"><text:span text:style-name="Bold">A</text:span>nd his mercy is from generation unto generations, * to them that fear him.</text:p>
          </table:table-cell>
        </table:table-row>
        <table:table-row>
          <table:table-cell table:style-name="Table32.A1" office:value-type="string">
            <text:p text:style-name="BodyL"><text:span text:style-name="Bold">F</text:span>ecit poténtiam in bráchio suo: * dispérsit supérbos mente cordis sui.</text:p>
          </table:table-cell>
          <table:table-cell table:style-name="Table32.B1" office:value-type="string">
            <text:p text:style-name="BodyE"><text:span text:style-name="Bold">H</text:span>e hath shewed might in his arm: * he hath scattered the proud in the conceit <text:soft-page-break/>of their heart.</text:p>
          </table:table-cell>
        </table:table-row>
        <table:table-row>
          <table:table-cell table:style-name="Table32.A1" office:value-type="string">
            <text:p text:style-name="BodyL"><text:span text:style-name="Bold">D</text:span>epósuit poténtes de sede: * et exaltávit húmiles.</text:p>
          </table:table-cell>
          <table:table-cell table:style-name="Table32.B1" office:value-type="string">
            <text:p text:style-name="BodyE"><text:span text:style-name="Bold">H</text:span>e hath put down the mighty from their seat, * and hath exalted the humble.</text:p>
          </table:table-cell>
        </table:table-row>
        <table:table-row>
          <table:table-cell table:style-name="Table32.A1" office:value-type="string">
            <text:p text:style-name="BodyL"><text:span text:style-name="Bold">E</text:span>suriéntes implévit bonis: * et dívites dimísit inánes.</text:p>
          </table:table-cell>
          <table:table-cell table:style-name="Table32.B1" office:value-type="string">
            <text:p text:style-name="BodyE"><text:span text:style-name="Bold">H</text:span>e hath filled the hungry with good things; * and the rich he hath sent empty away.</text:p>
          </table:table-cell>
        </table:table-row>
        <table:table-row>
          <table:table-cell table:style-name="Table32.A1" office:value-type="string">
            <text:p text:style-name="BodyL"><text:span text:style-name="Bold">S</text:span>uscépit Israël púerum suum: * recordátus misericórdiæ suæ.</text:p>
          </table:table-cell>
          <table:table-cell table:style-name="Table32.B1" office:value-type="string">
            <text:p text:style-name="BodyE"><text:span text:style-name="Bold">H</text:span>e hath received Israel his servant, * being mindful of his mercy:</text:p>
          </table:table-cell>
        </table:table-row>
        <table:table-row>
          <table:table-cell table:style-name="Table32.A1" office:value-type="string">
            <text:p text:style-name="BodyL"><text:span text:style-name="Bold">S</text:span>icut locútus est ad patres nostros: * Abraham, et sémini ejus in sǽcula.</text:p>
          </table:table-cell>
          <table:table-cell table:style-name="Table32.B1" office:value-type="string">
            <text:p text:style-name="BodyE"><text:span text:style-name="Bold">A</text:span>s he spoke to our fathers, * to Abraham and to his seed for ever.</text:p>
          </table:table-cell>
        </table:table-row>
      </table:table>
      <table:table table:name="Table33" table:style-name="Table33">
        <table:table-column table:style-name="Table33.A"/>
        <table:table-column table:style-name="Table33.B"/>
        <table:table-row>
          <table:table-cell table:style-name="Table33.A1" office:value-type="string">
            <text:p text:style-name="BodyL"><text:span text:style-name="Bold">G</text:span>lória Patri, et Fílio, et Spirítui Sancto.</text:p>
          </table:table-cell>
          <table:table-cell table:style-name="Table33.B1" office:value-type="string">
            <text:p text:style-name="BodyE"><text:span text:style-name="Bold">G</text:span>lory be to the Father, and to the Son, and to the Holy Spirit.</text:p>
          </table:table-cell>
        </table:table-row>
        <table:table-row>
          <table:table-cell table:style-name="Table33.A1" office:value-type="string">
            <text:p text:style-name="BodyL"><text:span text:style-name="Bold">S</text:span>icut erat in princípio, et nunc, et semper, et in sǽcula sæculórum. Amen.</text:p>
          </table:table-cell>
          <table:table-cell table:style-name="Table33.B1" office:value-type="string">
            <text:p text:style-name="BodyE"><text:span text:style-name="Bold">A</text:span>s it was in the beginning, is now, and ever shall be, world without end. Amen.</text:p>
          </table:table-cell>
        </table:table-row>
      </table:table>
      <text:p text:style-name="BodySm"/>
      <table:table table:name="Table34" table:style-name="Table34">
        <table:table-column table:style-name="Table34.A"/>
        <table:table-column table:style-name="Table34.B"/>
        <table:table-row>
          <table:table-cell table:style-name="Table34.A1" office:value-type="string">
            <text:p text:style-name="BodyL"><text:span text:style-name="Rubric">Ant.</text:span> Habébitis autem hunc diem in monuméntum: et celebrábitis eum solémnem Dómino in generatiónibus vestris cultu sempitérno.</text:p>
          </table:table-cell>
          <table:table-cell table:style-name="Table34.B1" office:value-type="string">
            <text:p text:style-name="BodyE"><text:span text:style-name="Rubric">Ant.</text:span> Ye shall observe this day for a memorial, and ye shall keep it holy unto the Lord, in your generations, with an everlasting worship.</text:p>
          </table:table-cell>
        </table:table-row>
      </table:table>
      <text:p text:style-name="BodySm"/>
      <table:table table:name="Table35" table:style-name="Table35">
        <table:table-column table:style-name="Table35.A"/>
        <table:table-column table:style-name="Table35.B"/>
        <table:table-row>
          <table:table-cell table:style-name="Table35.A1" office:value-type="string">
            <text:p text:style-name="BodyL"><text:span text:style-name="VR">V. </text:span>Dóminus vobíscum.<text:tab/> <text:span text:style-name="VR">R. </text:span>Et cum spíritu tuo.</text:p>
          </table:table-cell>
          <table:table-cell table:style-name="Table35.B1" office:value-type="string">
            <text:p text:style-name="BodyE"><text:span text:style-name="VR">V. </text:span>The Lord be with you.<text:tab/> <text:span text:style-name="VR">R. </text:span>And with thy spirit.</text:p>
          </table:table-cell>
        </table:table-row>
      </table:table>
      <table:table table:name="Table36" table:style-name="Table36">
        <table:table-column table:style-name="Table36.A"/>
        <table:table-column table:style-name="Table36.B"/>
        <table:table-row>
          <table:table-cell table:style-name="Table36.A1" office:value-type="string">
            <text:p text:style-name="BodyLIndent">Orémus.</text:p>
          </table:table-cell>
          <table:table-cell table:style-name="Table36.B1" office:value-type="string">
            <text:p text:style-name="BodyEIndent">Let us pray.</text:p>
          </table:table-cell>
        </table:table-row>
      </table:table>
      <table:table table:name="Table37" table:style-name="Table37">
        <table:table-column table:style-name="Table37.A"/>
        <table:table-column table:style-name="Table37.B"/>
        <table:table-row>
          <table:table-cell table:style-name="Table37.A1" office:value-type="string">
            <text:p text:style-name="BodyLDrop">OMNÍPOTENS sempitérne De­us, qui unigénitum Fílium tu­um mundi Redemptórem constituísti, ac ejus Sánguine placári voluísti: concéde, quǽsumus, salútis nostræ prétium solémni cultu ita venerári, atque a præséntis vitæ malis ejus virtúte deféndi in terris; ut fructu perpétuo lætémur in cælis. Per eúmdem Dóminum.</text:p>
          </table:table-cell>
          <table:table-cell table:style-name="Table37.B1" office:value-type="string">
            <text:p text:style-name="BodyEDrop">O ALMIGHTY, eternal God, who hast ordained thine only-begotten Son to be the Redeemer of the world, and wast willing to be appeased by his blood; grant unto us, we beseech thee, so to venerate with solemn rite the price of our redemption, and to be on earth so defended by its power from the evils of this present life, that we may rejoice in its perpetual fruit in heaven. Through the same.</text:p>
          </table:table-cell>
        </table:table-row>
      </table:table>
      <table:table table:name="Table38" table:style-name="Table38">
        <table:table-column table:style-name="Table38.A"/>
        <table:table-column table:style-name="Table38.B"/>
        <text:soft-page-break/>
        <table:table-row>
          <table:table-cell table:style-name="Table38.A1" office:value-type="string">
            <text:p text:style-name="BodyL"><text:span text:style-name="VR">V. </text:span>Dóminus vobíscum.<text:tab/> <text:span text:style-name="VR">R. </text:span>Et cum spíritu tuo.</text:p>
          </table:table-cell>
          <table:table-cell table:style-name="Table38.B1" office:value-type="string">
            <text:p text:style-name="BodyE"><text:span text:style-name="VR">V. </text:span>The Lord be with you.<text:tab/> <text:span text:style-name="VR">R. </text:span>And with thy spirit.</text:p>
          </table:table-cell>
        </table:table-row>
      </table:table>
      <table:table table:name="Table39" table:style-name="Table39">
        <table:table-column table:style-name="Table39.A"/>
        <table:table-column table:style-name="Table39.B"/>
        <table:table-row>
          <table:table-cell table:style-name="Table39.A1" office:value-type="string">
            <text:p text:style-name="BodyL"><text:span text:style-name="VR">V. </text:span>Benedicámus Dómino.<text:tab/> <text:span text:style-name="VR">R. </text:span>Deo grátias.</text:p>
          </table:table-cell>
          <table:table-cell table:style-name="Table39.B1" office:value-type="string">
            <text:p text:style-name="BodyE"><text:span text:style-name="VR">V. </text:span>Let us bless the Lord.<text:tab/> <text:span text:style-name="VR">R. </text:span>Thanks be to God.</text:p>
          </table:table-cell>
        </table:table-row>
      </table:table>
      <table:table table:name="Table40" table:style-name="Table40">
        <table:table-column table:style-name="Table40.A"/>
        <table:table-column table:style-name="Table40.B"/>
        <table:table-row>
          <table:table-cell table:style-name="Table40.A1" office:value-type="string">
            <text:p text:style-name="BodyL"><text:span text:style-name="VR">V. </text:span>Fidélium ánimæ per misericórdiam Dei requiéscant in pace.<text:tab/> <text:span text:style-name="VR">R. </text:span>Amen.</text:p>
          </table:table-cell>
          <table:table-cell table:style-name="Table40.B1" office:value-type="string">
            <text:p text:style-name="BodyE"><text:span text:style-name="VR">V. </text:span>May the souls of the faithful departed through the mercy of God rest in peace.<text:tab/> <text:span text:style-name="VR">R. </text:span>Amen.</text:p>
          </table:table-cell>
        </table:table-row>
      </table:table>
      <text:p text:style-name="BodySm"/>
      <text:p text:style-name="BodySm"/>
      <text:p text:style-name="P6">Exposition of the Blessed Sacrament</text:p>
      <text:p text:style-name="P2"><text:bookmark text:name="o_salutaris_hostia"/></text:p>
      <table:table table:name="Table45" table:style-name="Table45">
        <table:table-column table:style-name="Table45.A"/>
        <table:table-column table:style-name="Table45.B"/>
        <table:table-row>
          <table:table-cell table:style-name="Table45.A1" office:value-type="string">
            <text:p text:style-name="HymnL1"><text:span text:style-name="HymnR"><text:span text:style-name="T1">O</text:span></text:span><text:span text:style-name="T1"> salutáris hóstia,</text:span></text:p>
            <text:p text:style-name="P4">Quæ cæli pandis óstium,</text:p>
            <text:p text:style-name="P4">Bella premunt hostília;</text:p>
            <text:p text:style-name="P4">Da robur, fer auxílium.</text:p>
          </table:table-cell>
          <table:table-cell table:style-name="Table45.B1" office:value-type="string">
            <text:p text:style-name="HymnE1"><text:span text:style-name="HymnR"><text:span text:style-name="T1">O</text:span></text:span><text:span text:style-name="T1"> saving Victim! opening wide</text:span></text:p>
            <text:p text:style-name="P3">The gate of Heav’n to man below!</text:p>
            <text:p text:style-name="P3">Sore press our foes from every side;</text:p>
            <text:p text:style-name="P3">Thine aid supply, thy strength bestow.</text:p>
          </table:table-cell>
        </table:table-row>
        <table:table-row>
          <table:table-cell table:style-name="Table45.A1" office:value-type="string">
            <text:p text:style-name="P5"/>
          </table:table-cell>
          <table:table-cell table:style-name="Table45.B1" office:value-type="string">
            <text:p text:style-name="P5"/>
          </table:table-cell>
        </table:table-row>
        <table:table-row>
          <table:table-cell table:style-name="Table45.A1" office:value-type="string">
            <text:p text:style-name="HymnL"><text:span text:style-name="HymnR"><text:span text:style-name="T1">U</text:span></text:span><text:span text:style-name="T1">ni trinóque Dómino,</text:span></text:p>
            <text:p text:style-name="P4">Sit sempitérna glória:</text:p>
            <text:p text:style-name="P4">Qui vitam sine término</text:p>
            <text:p text:style-name="P4">Nobis donet in pátria. Amen.</text:p>
          </table:table-cell>
          <table:table-cell table:style-name="Table45.B1" office:value-type="string">
            <text:p text:style-name="HymnE"><text:span text:style-name="HymnR"><text:span text:style-name="T1">T</text:span></text:span><text:span text:style-name="T1">o thy great Name be endless praise,</text:span></text:p>
            <text:p text:style-name="P3">Immortal Godhead, One in Three!</text:p>
            <text:p text:style-name="P3">Oh, grant us endless length of days,</text:p>
            <text:p text:style-name="P3">In our true native land, with Thee! Amen.</text:p>
          </table:table-cell>
        </table:table-row>
      </table:table>
      <text:p text:style-name="BodySm"><text:span text:style-name="Rubric"><text:span text:style-name="T1">Auth. St. Aquinas<text:tab/>Trans. Fr. E.Caswall</text:span></text:span></text:p>
      <text:p text:style-name="P1"/>
      <text:p text:style-name="BodyE"><text:span text:style-name="VR"><text:span text:style-name="T1">V. </text:span></text:span><text:span text:style-name="T1">O Sacrament most holy! O Sacrament divine!</text:span></text:p>
      <text:p text:style-name="BodyE"><text:span text:style-name="VR"><text:span text:style-name="T1">V. </text:span></text:span><text:span text:style-name="T1">All praise and all thanksgiving be every moment Thine. </text:span><text:span text:style-name="Rubric"><text:span text:style-name="T1">(Repeat 3 times)</text:span></text:span></text:p>
      <text:p text:style-name="BodyE"/>
      <text:p text:style-name="Head2">Litany of the Precious Blood</text:p>
      <text:p text:style-name="BodyEDrop">Lord, have mercy.<text:tab/><text:span text:style-name="VR">R. </text:span>Lord, have mercy.<text:line-break/>Christ, have mercy.<text:tab/><text:span text:style-name="VR">V. </text:span>Christ, have mercy.</text:p>
      <text:p text:style-name="BodyL">Lord, have mercy.<text:tab/><text:span text:style-name="VR">R. </text:span>Lord, have mercy.</text:p>
      <text:p text:style-name="BodyL">Jesus, hear us.<text:tab/><text:span text:style-name="VR">R. </text:span>Jesus, graciously hear us.</text:p>
      <text:p text:style-name="BodyL"/>
      <text:p text:style-name="BodyL">God, the Father of Heaven,<text:tab/><text:span text:style-name="VR">R. </text:span>Have mercy on us.</text:p>
      <text:p text:style-name="BodyL">God, the Son, Redeemer of the world,<text:tab/><text:span text:style-name="VR">R. </text:span>Have mercy on us.</text:p>
      <text:p text:style-name="BodyL">God, the Holy Spirit,<text:tab/><text:span text:style-name="VR">R. </text:span>Have mercy on us.</text:p>
      <text:p text:style-name="BodyL">Holy Trinity, One God,<text:tab/><text:span text:style-name="VR">R. </text:span>Have mercy on us.</text:p>
      <text:p text:style-name="BodyL"/>
      <text:p text:style-name="BodyL"/>
      <text:p text:style-name="BodyEDrop"><text:soft-page-break/>Blood of Christ, only-begotten Son of the Eternal Father,<text:tab/><text:span text:style-name="VR">R. </text:span>Save us.<text:line-break/>Blood of Christ, only-begotten Son of the Eternal Father,</text:p>
      <text:p text:style-name="BodyE">Blood of Christ, Incarnate Word of God,</text:p>
      <text:p text:style-name="BodyE">Blood of Christ, of the New and Eternal Testament,</text:p>
      <text:p text:style-name="BodyE">Blood of Christ, falling upon the earth in the Agony,</text:p>
      <text:p text:style-name="BodyE">Blood of Christ, shed profusely in the Scourging,</text:p>
      <text:p text:style-name="BodyE">Blood of Christ, flowing forth in the Crowning with Thorns,</text:p>
      <text:p text:style-name="BodyE">Blood of Christ, poured out on the Cross,</text:p>
      <text:p text:style-name="BodyE">Blood of Christ, price of our salvation,</text:p>
      <text:p text:style-name="BodyE">Blood of Christ, without which there is no forgiveness.</text:p>
      <text:p text:style-name="BodyE">Blood of Christ, Eucharistic drink and refreshment of souls,</text:p>
      <text:p text:style-name="BodyE">Blood of Christ, stream of mercy,</text:p>
      <text:p text:style-name="BodyE">Blood of Christ, victor over demons,</text:p>
      <text:p text:style-name="BodyE">Blood of Christ, courage of Martyrs,</text:p>
      <text:p text:style-name="BodyE">Blood of Christ, strength of Confessors,</text:p>
      <text:p text:style-name="BodyE">Blood of Christ, bringing forth Virgins,</text:p>
      <text:p text:style-name="BodyE">Blood of Christ, help of those in peril,</text:p>
      <text:p text:style-name="BodyE">Blood of Christ, relief of the burdened,</text:p>
      <text:p text:style-name="BodyE">Blood of Christ, solace in sorrow,</text:p>
      <text:p text:style-name="BodyE">Blood of Christ, hope of the penitent,</text:p>
      <text:p text:style-name="BodyE">Blood of Christ, consolation of the dying,</text:p>
      <text:p text:style-name="BodyE">Blood of Christ, peace and tenderness of hearts,</text:p>
      <text:p text:style-name="BodyE">Blood of Christ, pledge of eternal life,</text:p>
      <text:p text:style-name="BodyE">Blood of Christ, freeing souls from purgatory,</text:p>
      <text:p text:style-name="BodyE">Blood of Christ, most worthy of all glory and honor,<text:tab/><text:span text:style-name="VR">R. </text:span>Save us.</text:p>
      <text:p text:style-name="BodyE"/>
      <text:p text:style-name="BodyE"/>
      <text:p text:style-name="BodyE">Lamb of God, who takes away the sins of the world.<text:tab/><text:span text:style-name="VR">R. </text:span>Spare us, O Lord.</text:p>
      <text:p text:style-name="BodyE">Lamb of God, who takes away the sins of the world,</text:p>
      <text:p text:style-name="BodyE"><text:tab/><text:span text:style-name="VR">R. </text:span>Graciously hear us, O Lord.</text:p>
      <text:p text:style-name="BodyE">Lamb of God, who takes away the sins of the world,<text:tab/><text:span text:style-name="VR">R. </text:span>Have mercy on us.</text:p>
      <text:p text:style-name="BodyE"/>
      <text:p text:style-name="BodyE"/>
      <text:p text:style-name="BodyE"><text:span text:style-name="VR">V. </text:span>You have redeemed us, O Lord, in your Blood.</text:p>
      <text:p text:style-name="BodyE"><text:span text:style-name="VR">R. </text:span>And made us, for our God, a kingdom.</text:p>
      <text:p text:style-name="BodyE"/>
      <text:p text:style-name="BodyE"/>
      <text:p text:style-name="BodyE"><text:soft-page-break/>Let us pray, </text:p>
      <text:p text:style-name="BodyEDrop">O ALMIGHTY, eternal God, who hast ordained thine only-begotten Son to be the Redeemer of the world, and wast willing to be appeased by his blood; grant unto us, we beseech thee, so to venerate with solemn rite the price of our redemption, and to be on earth so defended by its power from the evils of this present life, that we may rejoice in its perpetual fruit in heaven. Through the same Christ our Lord. <text:span text:style-name="VR">R. </text:span>Amen.</text:p>
      <text:p text:style-name="BodyEDrop"/>
      <text:p text:style-name="Head2">Benediction</text:p>
      <text:p text:style-name="BkHidden"><text:bookmark text:name="tantum_ergo_sacramentum"/></text:p>
      <table:table table:name="Table41" table:style-name="Table41">
        <table:table-column table:style-name="Table41.A"/>
        <table:table-column table:style-name="Table41.B"/>
        <table:table-row>
          <table:table-cell table:style-name="Table41.A1" office:value-type="string">
            <text:p text:style-name="HymnL1"><text:span text:style-name="HymnR">T</text:span>antum ergo Sacraméntum</text:p>
            <text:p text:style-name="HymnL">Venerémur cérnui:</text:p>
            <text:p text:style-name="HymnL">Et antíquum documéntum</text:p>
            <text:p text:style-name="HymnL">Novo cedat rítui:</text:p>
            <text:p text:style-name="HymnL">Præstet fides suppleméntum</text:p>
            <text:p text:style-name="HymnL">Sénsuum deféctui.</text:p>
          </table:table-cell>
          <table:table-cell table:style-name="Table41.B1" office:value-type="string">
            <text:p text:style-name="HymnE1"><text:span text:style-name="HymnR">D</text:span>own in adoration falling,</text:p>
            <text:p text:style-name="HymnE">Lo! the sacred Host we hail;</text:p>
            <text:p text:style-name="HymnE">Lo! o’er ancient forms departing,</text:p>
            <text:p text:style-name="HymnE">Newer rites of grace prevail;</text:p>
            <text:p text:style-name="HymnE">Faith, for all defects supplying,</text:p>
            <text:p text:style-name="HymnE">Where the feeble senses fail.</text:p>
          </table:table-cell>
        </table:table-row>
        <table:table-row>
          <table:table-cell table:style-name="Table41.A1" office:value-type="string">
            <text:p text:style-name="HymnS"/>
          </table:table-cell>
          <table:table-cell table:style-name="Table41.B1" office:value-type="string">
            <text:p text:style-name="HymnS"/>
          </table:table-cell>
        </table:table-row>
        <table:table-row>
          <table:table-cell table:style-name="Table41.A1" office:value-type="string">
            <text:p text:style-name="HymnL"><text:span text:style-name="HymnR">G</text:span>enitóri, Genitóque</text:p>
            <text:p text:style-name="HymnL">Laus et jubilátio,</text:p>
            <text:p text:style-name="HymnL">Salus, honor, virtus quoque</text:p>
            <text:p text:style-name="HymnL">Sit et benedíctio:</text:p>
            <text:p text:style-name="HymnL">Procedénti ab utróque</text:p>
            <text:p text:style-name="HymnL">Compar sit laudátio. Amen.</text:p>
          </table:table-cell>
          <table:table-cell table:style-name="Table41.B1" office:value-type="string">
            <text:p text:style-name="HymnE"><text:span text:style-name="HymnR">T</text:span>o the Everlasting Father,</text:p>
            <text:p text:style-name="HymnE">And the Son who reigns on high,</text:p>
            <text:p text:style-name="HymnE">With the Holy Ghost proceeding</text:p>
            <text:p text:style-name="HymnE">Forth from Each eternally,</text:p>
            <text:p text:style-name="HymnE">Be salvation, honour, blessing,</text:p>
            <text:p text:style-name="HymnE">Might, and endless majesty. Amen.</text:p>
          </table:table-cell>
        </table:table-row>
      </table:table>
      <text:p text:style-name="BodySm"><text:span text:style-name="Rubric">Auth. St. Aquinas<text:tab/>Trans. Fr. E.Caswall</text:span></text:p>
      <text:p text:style-name="BodySm"/>
      <table:table table:name="Table42" table:style-name="Table42">
        <table:table-column table:style-name="Table42.A"/>
        <table:table-column table:style-name="Table42.B"/>
        <table:table-row>
          <table:table-cell table:style-name="Table42.A1" office:value-type="string">
            <text:p text:style-name="BodyL"><text:span text:style-name="VR">V. </text:span>Panem de cælo præstitísti eis.<text:tab/> <text:span text:style-name="VR">R. </text:span>Omne delectaméntum in se habéntem.</text:p>
          </table:table-cell>
          <table:table-cell table:style-name="Table42.B1" office:value-type="string">
            <text:p text:style-name="BodyE"><text:span text:style-name="VR">V. </text:span>Thou hast given them bread from heaven.<text:tab/> <text:span text:style-name="VR">R. </text:span>Having in itself all sweetness.</text:p>
          </table:table-cell>
        </table:table-row>
      </table:table>
      <table:table table:name="Table43" table:style-name="Table43">
        <table:table-column table:style-name="Table43.A"/>
        <table:table-column table:style-name="Table43.B"/>
        <table:table-row>
          <table:table-cell table:style-name="Table43.A1" office:value-type="string">
            <text:p text:style-name="BodyLIndent">Orémus.</text:p>
          </table:table-cell>
          <table:table-cell table:style-name="Table43.B1" office:value-type="string">
            <text:p text:style-name="BodyEIndent">Let us pray.</text:p>
          </table:table-cell>
        </table:table-row>
      </table:table>
      <table:table table:name="Table44" table:style-name="Table44">
        <table:table-column table:style-name="Table44.A"/>
        <table:table-column table:style-name="Table44.B"/>
        <table:table-row>
          <table:table-cell table:style-name="Table44.A1" office:value-type="string">
            <text:p text:style-name="BodyLDrop">DEUS, qui nobis sub Sacraménto mirábili passiónis tuæ memóriam reliquísti: tríbue, quǽsumus, ita nos córporis, et sánguinis tui sacra mystéria venerári; ut redemptiónis tuæ fructum in nobis júgiter sentiámus: Qui vivis et regnas in sǽcula sæculórum. Amen.</text:p>
          </table:table-cell>
          <table:table-cell table:style-name="Table44.B1" office:value-type="string">
            <text:p text:style-name="BodyEDrop">O GOD, who in this wonderful sacrament hast left us a memorial of thy passion: grant us, we beseech thee, so to reverence the sacred mysteries of thy body and blood, that we may continually find in our souls the fruit of thy redemption. Who livest and reignest, world without end. Amen.</text:p>
          </table:table-cell>
        </table:table-row>
      </table:table>
      <text:p text:style-name="Standard"/>
      <text:p text:style-name="BodyEDrop"><text:soft-page-break/>Blessed be God.<text:tab/><text:line-break/>Blessed be His Holy Name.<text:tab/><text:line-break/>Blessed be Jesus Christ, true God and true man.<text:tab/><text:line-break/>Blessed be the name of Jesus.<text:tab/><text:line-break/>Blessed be His Most Sacred Heart.<text:tab/><text:line-break/>Blessed be Jesus in the Most Holy Sacrament of the Altar.<text:tab/><text:line-break/>Blessed be the Holy Spirit, the paraclete.<text:tab/><text:line-break/>Blessed be the great Mother of God, Mary most holy.<text:tab/><text:line-break/>Blessed be her holy and Immaculate Conception.<text:tab/><text:line-break/>Blessed be her glorious Assumption.<text:tab/><text:line-break/>Blessed be the name of Mary, Virgin and Mother.<text:tab/><text:line-break/>Blessed be Saint Joseph, her most chaste spouse.<text:tab/><text:line-break/>Blessed be God in His angels and in His Saints.<text:tab/></text:p>
      <text:p text:style-name="BodyEDrop"/>
      <text:p text:style-name="BodyEDrop">May the heart of Jesus, in the Most Blessed Sacrament, be praised, adored, and loved with grateful affection, at every moment, in all the tabernacles of the world, even to the end of time.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ld London" svg:font-family="'Old London'" style:font-adornments="Regular" style:font-pitch="variable"/>
    <style:font-face style:name="Times VR" svg:font-family="'Times VR'" style:font-adornments="Regular" style:font-pitch="variable"/>
    <style:font-face style:name="Times New Roman" svg:font-family="'Times New Roman'" style:font-family-generic="roman" style:font-pitch="variable"/>
    <style:font-face style:name="TimesLT" svg:font-family="TimesLT"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LT"/>
    </style:style>
    <style:style style:name="Body" style:family="paragraph" style:parent-style-name="Standard" style:master-page-name="">
      <style:paragraph-properties fo:text-align="start" style:justify-single-word="false" fo:hyphenation-ladder-count="no-limit" style:page-number="auto" fo:background-color="transparent" style:shadow="none">
        <style:tab-stops>
          <style:tab-stop style:position="10in" style:type="right"/>
        </style:tab-stops>
        <style:background-image/>
      </style:paragraph-properties>
      <style:text-properties fo:font-size="9pt" fo:language="en" fo:country="GB" style:text-scale="95%" fo:hyphenate="true" fo:hyphenation-remain-char-count="2" fo:hyphenation-push-char-count="2"/>
    </style:style>
    <style:style style:name="BodyE" style:family="paragraph" style:parent-style-name="Body">
      <style:paragraph-properties fo:text-align="justify" style:justify-single-word="false"/>
    </style:style>
    <style:style style:name="BodyL" style:family="paragraph" style:parent-style-name="BodyE">
      <style:text-properties fo:language="la" fo:country="VA"/>
    </style:style>
    <style:style style:name="BodySm" style:family="paragraph" style:parent-style-name="Body" style:master-page-name="">
      <style:paragraph-properties style:page-number="auto"/>
      <style:text-properties fo:font-size="8pt"/>
    </style:style>
    <style:style style:name="BodyESm" style:family="paragraph" style:parent-style-name="BodySm">
      <style:paragraph-properties fo:text-align="justify" style:justify-single-word="false"/>
    </style:style>
    <style:style style:name="Footnote" style:family="paragraph" style:parent-style-name="BodyESm" style:class="extra">
      <style:paragraph-properties fo:margin-left="0in" fo:margin-right="0in" fo:text-indent="0.0701in" style:auto-text-indent="false" text:number-lines="false" text:line-number="0"/>
    </style:style>
    <style:style style:name="BodyLSm" style:family="paragraph" style:parent-style-name="BodyESm">
      <style:text-properties fo:language="la" fo:country="VA"/>
    </style:style>
    <style:style style:name="BodyEDrop" style:family="paragraph" style:parent-style-name="BodyE" style:class="extra" style:master-page-name="">
      <style:paragraph-properties style:page-number="auto">
        <style:drop-cap style:lines="2" style:distance="0.0201in" style:style-name="DropCap"/>
      </style:paragraph-properties>
    </style:style>
    <style:style style:name="BodyLDrop" style:family="paragraph" style:parent-style-name="BodyEDrop">
      <style:text-properties fo:language="la" fo:country="VA"/>
    </style:style>
    <style:style style:name="BodyEIndent" style:family="paragraph" style:parent-style-name="BodyE">
      <style:paragraph-properties fo:margin-left="0in" fo:margin-right="0in" fo:text-indent="0.1in" style:auto-text-indent="false"/>
    </style:style>
    <style:style style:name="BodyLIndent" style:family="paragraph" style:parent-style-name="BodyEIndent">
      <style:text-properties fo:language="la" fo:country="VA"/>
    </style:style>
    <style:style style:name="Rubric" style:family="paragraph" style:parent-style-name="BodyE" style:class="extra" style:master-page-name="">
      <style:paragraph-properties style:page-number="auto"/>
      <style:text-properties fo:color="#ff0000" fo:font-style="italic"/>
    </style:style>
    <style:style style:name="RubricH" style:family="paragraph" style:parent-style-name="Rubric" style:master-page-name="">
      <style:paragraph-properties style:page-number="auto" fo:keep-with-next="always"/>
    </style:style>
    <style:style style:name="RubricHSm" style:family="paragraph" style:parent-style-name="RubricH">
      <style:text-properties fo:font-size="7.5pt"/>
    </style:style>
    <style:style style:name="RubricHidden" style:family="paragraph" style:parent-style-name="Body">
      <style:paragraph-properties fo:keep-with-next="always"/>
      <style:text-properties text:display="none"/>
    </style:style>
    <style:style style:name="BkHidden" style:family="paragraph" style:parent-style-name="RubricHidden"/>
    <style:style style:name="HymnE" style:family="paragraph" style:parent-style-name="Body">
      <style:paragraph-properties fo:margin-left="0.1in" fo:margin-right="0in" fo:text-indent="-0.1in" style:auto-text-indent="false"/>
    </style:style>
    <style:style style:name="HymnE1" style:family="paragraph" style:parent-style-name="HymnE"/>
    <style:style style:name="HymnL" style:family="paragraph" style:parent-style-name="HymnE">
      <style:text-properties fo:language="la" fo:country="VA"/>
    </style:style>
    <style:style style:name="HymnL1" style:family="paragraph" style:parent-style-name="HymnL"/>
    <style:style style:name="HymnS" style:family="paragraph" style:parent-style-name="Body">
      <style:text-properties fo:font-size="4pt"/>
    </style:style>
    <style:style style:name="Head0" style:family="paragraph" style:parent-style-name="Standard">
      <style:paragraph-properties fo:margin-top="0in" fo:margin-bottom="0in" fo:text-align="center" style:justify-single-word="false" fo:keep-with-next="always"/>
      <style:text-properties style:font-name="Old London" fo:font-size="19.1000003814697pt"/>
    </style:style>
    <style:style style:name="Head0L" style:family="paragraph" style:parent-style-name="Head0">
      <style:text-properties text:display="none"/>
    </style:style>
    <style:style style:name="Head1" style:family="paragraph" style:parent-style-name="Head0">
      <style:text-properties fo:font-size="17.1000003814697pt"/>
    </style:style>
    <style:style style:name="Head1L" style:family="paragraph" style:parent-style-name="Head1">
      <style:text-properties text:display="none"/>
    </style:style>
    <style:style style:name="Head1NI" style:family="paragraph" style:parent-style-name="Head1"/>
    <style:style style:name="Head1NIL" style:family="paragraph" style:parent-style-name="Head1NI">
      <style:text-properties text:display="none"/>
    </style:style>
    <style:style style:name="Head2" style:family="paragraph" style:parent-style-name="Head1" style:next-style-name="Rubric" style:master-page-name="">
      <style:paragraph-properties fo:margin-top="0.0201in" fo:margin-bottom="0.0201in" style:page-number="auto"/>
      <style:text-properties style:font-name="TimesLT" fo:font-size="9.89999961853027pt" fo:font-weight="bold"/>
    </style:style>
    <style:style style:name="Head2L" style:family="paragraph" style:parent-style-name="Head2">
      <style:text-properties text:display="none"/>
    </style:style>
    <style:style style:name="Head2Ps" style:family="paragraph" style:parent-style-name="Head4"/>
    <style:style style:name="Head2Cant" style:family="paragraph" style:parent-style-name="Head4"/>
    <style:style style:name="Head3" style:family="paragraph" style:parent-style-name="Head2">
      <style:text-properties fo:font-size="9.89999961853027pt" fo:font-style="italic" fo:font-weight="normal"/>
    </style:style>
    <style:style style:name="Head3L" style:family="paragraph" style:parent-style-name="Head3">
      <style:text-properties text:display="none"/>
    </style:style>
    <style:style style:name="Head4" style:family="paragraph" style:parent-style-name="RubricH">
      <style:paragraph-properties fo:text-align="center" style:justify-single-word="false"/>
    </style:style>
    <style:style style:name="Head5" style:family="paragraph" style:parent-style-name="RubricHSm">
      <style:paragraph-properties fo:text-align="center" style:justify-single-word="false"/>
    </style:style>
    <style:style style:name="IndexCaps" style:family="paragraph" style:parent-style-name="Body" style:master-page-name="">
      <style:paragraph-properties fo:margin-top="0.0402in" fo:margin-bottom="0.0402in" style:page-number="auto"/>
      <style:text-properties fo:text-transform="uppercase" fo:font-weight="bold"/>
    </style:style>
    <style:style style:name="Spacer" style:family="paragraph" style:parent-style-name="Body" style:master-page-name="">
      <style:paragraph-properties style:page-number="auto"/>
      <style:text-properties fo:font-size="2pt"/>
    </style:style>
    <style:style style:name="Line" style:family="paragraph" style:parent-style-name="Spacer">
      <style:paragraph-properties fo:padding="0in" fo:border-left="none" fo:border-right="none" fo:border-top="none" fo:border-bottom="0.0008in solid #000000" style:shadow="none"/>
    </style:style>
    <style:style style:name="PageHeader" style:family="paragraph" style:parent-style-name="BodySm">
      <style:paragraph-properties fo:padding="0in" fo:border-left="none" fo:border-right="none" fo:border-top="none" fo:border-bottom="0.0008in solid #000000" style:shadow="none"/>
    </style:style>
    <style:style style:name="Hidden1" style:family="paragraph" style:parent-style-name="Body" style:default-outline-level="1" style:master-page-name="">
      <style:paragraph-properties style:page-number="auto" fo:keep-with-next="always"/>
      <style:text-properties text:display="none"/>
    </style:style>
    <style:style style:name="Hidden2" style:family="paragraph" style:parent-style-name="Hidden1" style:default-outline-level="2" style:master-page-name="">
      <style:paragraph-properties style:page-number="auto"/>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ymnR" style:family="text">
      <style:text-properties fo:color="#ff0000" fo:font-size="10pt" fo:font-weight="bold"/>
    </style:style>
    <style:style style:name="Rubric" style:family="text">
      <style:text-properties fo:color="#ff0000" fo:font-style="italic"/>
    </style:style>
    <style:style style:name="RubricH" style:family="text" style:parent-style-name="Rubric">
      <style:text-properties style:text-position="10% 70%"/>
    </style:style>
    <style:style style:name="NonRubric" style:family="text" style:parent-style-name="Rubric">
      <style:text-properties fo:color="#000000" fo:font-style="normal" fo:font-weight="normal"/>
    </style:style>
    <style:style style:name="Red" style:family="text">
      <style:text-properties fo:color="#ff0000" style:text-position="1% 60%" style:font-name="TimesLT"/>
    </style:style>
    <style:style style:name="Italic" style:family="text">
      <style:text-properties fo:font-style="italic"/>
    </style:style>
    <style:style style:name="Bold" style:family="text">
      <style:text-properties fo:font-weight="bold"/>
    </style:style>
    <style:style style:name="BoldR" style:family="text">
      <style:text-properties fo:color="#ff0000" fo:font-weight="bold"/>
    </style:style>
    <style:style style:name="BoldRC" style:family="text">
      <style:text-properties fo:text-transform="uppercase" fo:color="#ff0000" fo:font-weight="bold"/>
    </style:style>
    <style:style style:name="AllCaps" style:family="text">
      <style:text-properties fo:text-transform="uppercase"/>
    </style:style>
    <style:style style:name="SmCaps" style:family="text">
      <style:text-properties fo:font-variant="small-caps"/>
    </style:style>
    <style:style style:name="Super" style:family="text">
      <style:text-properties style:text-position="super 58%"/>
    </style:style>
    <style:style style:name="DropCap" style:family="text">
      <style:text-properties style:font-name="Old London" fo:font-weight="250"/>
    </style:style>
    <style:style style:name="VR" style:family="text">
      <style:text-properties fo:color="#ff0000" style:font-name="Times VR"/>
    </style:style>
    <style:style style:name="NH" style:family="text">
      <style:text-properties fo:language="zu" fo:country="ZA"/>
    </style:style>
    <style:style style:name="L" style:family="text">
      <style:text-properties fo:language="la" fo:country="VA"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flow-with-text="false"/>
    </style:style>
    <style:style style:name="Mfr2" style:family="graphic" style:parent-style-name="Frame">
      <style:graphic-properties fo:margin-left="0in" fo:margin-right="0in" fo:margin-top="0in" fo:margin-bottom="0in" style:vertical-pos="from-top" style:vertical-rel="page-content" style:horizontal-pos="left" style:horizontal-rel="page-content" fo:padding="0in" fo:border="none" style:shadow="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4.1346in" fo:page-height="5.8453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usage="mirrored">
      <style:page-layout-properties fo:page-width="4.1346in" fo:page-height="5.8453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header-footer-properties fo:min-height="0.0402in" fo:margin-left="0in" fo:margin-right="0in" fo:margin-top="0in" style:dynamic-spacing="false"/>
      </style:footer-style>
    </style:page-layout>
    <style:page-layout style:name="Mpm4" style:page-usage="mirrored">
      <style:page-layout-properties fo:page-width="4.1346in" fo:page-height="5.8453in" style:num-format="i"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page-layout>
    <style:page-layout style:name="Mpm5" style:page-usage="right">
      <style:page-layout-properties fo:page-width="4.1346in" fo:page-height="5.8453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Standard2" style:page-layout-name="Mpm2"/>
    <style:master-page style:name="Body" style:page-layout-name="Mpm3">
      <style:header>
        <text:p text:style-name="PageHeader"><text:tab/><text:page-number text:select-page="current"/></text:p>
      </style:header>
      <style:header-left>
        <text:p text:style-name="PageHeader"><text:page-number text:select-page="current"/></text:p>
      </style:header-left>
      <style:footer>
        <text:p text:style-name="Spacer"><draw:frame draw:style-name="Mfr1" draw:name="FrLeft" text:anchor-type="paragraph" svg:y="-0.2in" fo:min-width="0.1in" draw:z-index="0"><draw:text-box fo:min-height="0.0201in"><text:p text:style-name="BodySm"><text:chapter text:display="name" text:outline-level="2"/></text:p></draw:text-box></draw:frame><draw:frame draw:style-name="Mfr2" draw:name="FrLeft1" text:anchor-type="paragraph" svg:y="-0.2in" fo:min-width="0.1in" draw:z-index="0"><draw:text-box fo:min-height="0.0201in"><text:p text:style-name="BodySm"><text:chapter text:display="name" text:outline-level="1"/></text:p></draw:text-box></draw:frame> <text:s/></text:p>
      </style:footer>
      <style:footer-left>
        <text:p text:style-name="Spacer"><draw:frame draw:style-name="Mfr1" draw:name="FrLeft2" text:anchor-type="paragraph" svg:y="-0.2in" fo:min-width="0.1in" draw:z-index="0"><draw:text-box fo:min-height="0.0201in"><text:p text:style-name="BodySm"><text:chapter text:display="name" text:outline-level="2"/></text:p></draw:text-box></draw:frame> </text:p>
      </style:footer-left>
    </style:master-page>
    <style:master-page style:name="Intro" style:page-layout-name="Mpm4">
      <style:header>
        <text:p text:style-name="PageHeader"><text:tab/><text:page-number text:select-page="current"/></text:p>
      </style:header>
      <style:header-left>
        <text:p text:style-name="PageHeader"><text:page-number text:select-page="current"/></text:p>
      </style:header-left>
    </style:master-page>
    <style:master-page style:name="Header_20_Page" style:display-name="Header Page" style:page-layout-name="Mpm5"/>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David Siefker</meta:initial-creator>
    <meta:creation-date>2007-12-09T19:37:48</meta:creation-date>
    <dc:creator>D S</dc:creator>
    <dc:date>2012-06-26T21:04:32.80</dc:date>
    <meta:printed-by>D S</meta:printed-by>
    <meta:print-date>2012-06-09T12:33:27.19</meta:print-date>
    <meta:editing-cycles>225</meta:editing-cycles>
    <meta:editing-duration>PT61H41M13S</meta:editing-duration>
    <meta:document-statistic meta:table-count="45" meta:image-count="1" meta:object-count="0" meta:page-count="13" meta:paragraph-count="346" meta:word-count="3911" meta:character-count="21950"/>
    <meta:user-defined meta:name="Info 1"/>
    <meta:user-defined meta:name="Info 2"/>
    <meta:user-defined meta:name="Info 3"/>
    <meta:user-defined meta:name="Info 4"/>
  </office:meta>
</office:document-meta>
</file>